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488cm"/>
    </style:style>
    <style:style style:name="ro1" style:family="table-row">
      <style:table-row-properties style:row-height="0.452cm" fo:break-before="auto" style:use-optimal-row-height="true"/>
    </style:style>
    <style:style style:name="ro2" style:family="table-row">
      <style:table-row-properties style:row-height="0.469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number-columns-repeated="8" table:default-cell-style-name="Default"/>
        <table:table-column table:style-name="co1" table:default-cell-style-name="ce1"/>
        <table:table-column table:style-name="co1" table:default-cell-style-name="Default"/>
        <table:table-column table:style-name="co2" table:default-cell-style-name="ce2"/>
        <table:table-row table:style-name="ro2">
          <table:table-cell office:value-type="float" office:value="44532221">
            <text:p>44532221</text:p>
          </table:table-cell>
          <table:table-cell office:value-type="string">
            <text:p>Hans</text:p>
          </table:table-cell>
          <table:table-cell office:value-type="string">
            <text:p>Tester</text:p>
          </table:table-cell>
          <table:table-cell office:value-type="string">
            <text:p>München</text:p>
          </table:table-cell>
          <table:table-cell office:value-type="float" office:value="80809">
            <text:p>80809</text:p>
          </table:table-cell>
          <table:table-cell office:value-type="string">
            <text:p>Schleißheimer Str.</text:p>
          </table:table-cell>
          <table:table-cell office:value-type="float" office:value="215">
            <text:p>215</text:p>
          </table:table-cell>
          <table:table-cell office:value-type="float" office:value="33002357">
            <text:p>33002357</text:p>
          </table:table-cell>
          <table:table-cell office:value-type="date" office:date-value="1973-12-24">
            <text:p>24.12.73</text:p>
          </table:table-cell>
          <table:table-cell table:formula="of:=RANDBETWEEN(1;1000)" office:value-type="float" office:value="267">
            <text:p>26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1" office:value-type="float" office:value="44532222">
            <text:p>44532222</text:p>
          </table:table-cell>
          <table:table-cell office:value-type="string">
            <text:p>Hans</text:p>
          </table:table-cell>
          <table:table-cell office:value-type="string">
            <text:p>Tester</text:p>
          </table:table-cell>
          <table:table-cell office:value-type="string">
            <text:p>München</text:p>
          </table:table-cell>
          <table:table-cell office:value-type="float" office:value="80810">
            <text:p>80810</text:p>
          </table:table-cell>
          <table:table-cell office:value-type="string">
            <text:p>Schleißheimer Str.</text:p>
          </table:table-cell>
          <table:table-cell office:value-type="float" office:value="216">
            <text:p>216</text:p>
          </table:table-cell>
          <table:table-cell office:value-type="float" office:value="33002358">
            <text:p>33002358</text:p>
          </table:table-cell>
          <table:table-cell office:value-type="date" office:date-value="1973-12-25">
            <text:p>25.12.73</text:p>
          </table:table-cell>
          <table:table-cell table:formula="of:=RANDBETWEEN(1;1000)" office:value-type="float" office:value="602">
            <text:p>60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1" office:value-type="float" office:value="44532223">
            <text:p>44532223</text:p>
          </table:table-cell>
          <table:table-cell office:value-type="string">
            <text:p>Hans</text:p>
          </table:table-cell>
          <table:table-cell office:value-type="string">
            <text:p>Tester</text:p>
          </table:table-cell>
          <table:table-cell office:value-type="string">
            <text:p>München</text:p>
          </table:table-cell>
          <table:table-cell office:value-type="float" office:value="80811">
            <text:p>80811</text:p>
          </table:table-cell>
          <table:table-cell office:value-type="string">
            <text:p>Schleißheimer Str.</text:p>
          </table:table-cell>
          <table:table-cell office:value-type="float" office:value="217">
            <text:p>217</text:p>
          </table:table-cell>
          <table:table-cell office:value-type="float" office:value="33002359">
            <text:p>33002359</text:p>
          </table:table-cell>
          <table:table-cell office:value-type="date" office:date-value="1973-12-26">
            <text:p>26.12.73</text:p>
          </table:table-cell>
          <table:table-cell table:formula="of:=RANDBETWEEN(1;1000)" office:value-type="float" office:value="603">
            <text:p>60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1" office:value-type="float" office:value="44532224">
            <text:p>44532224</text:p>
          </table:table-cell>
          <table:table-cell office:value-type="string">
            <text:p>Hans</text:p>
          </table:table-cell>
          <table:table-cell office:value-type="string">
            <text:p>Tester</text:p>
          </table:table-cell>
          <table:table-cell office:value-type="string">
            <text:p>München</text:p>
          </table:table-cell>
          <table:table-cell office:value-type="float" office:value="80812">
            <text:p>80812</text:p>
          </table:table-cell>
          <table:table-cell office:value-type="string">
            <text:p>Schleißheimer Str.</text:p>
          </table:table-cell>
          <table:table-cell office:value-type="float" office:value="218">
            <text:p>218</text:p>
          </table:table-cell>
          <table:table-cell office:value-type="float" office:value="33002360">
            <text:p>33002360</text:p>
          </table:table-cell>
          <table:table-cell office:value-type="date" office:date-value="1973-12-27">
            <text:p>27.12.73</text:p>
          </table:table-cell>
          <table:table-cell table:formula="of:=RANDBETWEEN(1;1000)" office:value-type="float" office:value="282">
            <text:p>28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1" office:value-type="float" office:value="44532225">
            <text:p>44532225</text:p>
          </table:table-cell>
          <table:table-cell office:value-type="string">
            <text:p>Hans</text:p>
          </table:table-cell>
          <table:table-cell office:value-type="string">
            <text:p>Tester</text:p>
          </table:table-cell>
          <table:table-cell office:value-type="string">
            <text:p>München</text:p>
          </table:table-cell>
          <table:table-cell office:value-type="float" office:value="80813">
            <text:p>80813</text:p>
          </table:table-cell>
          <table:table-cell office:value-type="string">
            <text:p>Schleißheimer Str.</text:p>
          </table:table-cell>
          <table:table-cell office:value-type="float" office:value="219">
            <text:p>219</text:p>
          </table:table-cell>
          <table:table-cell office:value-type="float" office:value="33002361">
            <text:p>33002361</text:p>
          </table:table-cell>
          <table:table-cell office:value-type="date" office:date-value="1973-12-28">
            <text:p>28.12.73</text:p>
          </table:table-cell>
          <table:table-cell table:formula="of:=RANDBETWEEN(1;1000)" office:value-type="float" office:value="483">
            <text:p>48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1" office:value-type="float" office:value="44532226">
            <text:p>44532226</text:p>
          </table:table-cell>
          <table:table-cell office:value-type="string">
            <text:p>Hans</text:p>
          </table:table-cell>
          <table:table-cell office:value-type="string">
            <text:p>Tester</text:p>
          </table:table-cell>
          <table:table-cell office:value-type="string">
            <text:p>München</text:p>
          </table:table-cell>
          <table:table-cell office:value-type="float" office:value="80814">
            <text:p>80814</text:p>
          </table:table-cell>
          <table:table-cell office:value-type="string">
            <text:p>Schleißheimer Str.</text:p>
          </table:table-cell>
          <table:table-cell office:value-type="float" office:value="220">
            <text:p>220</text:p>
          </table:table-cell>
          <table:table-cell office:value-type="float" office:value="33002362">
            <text:p>33002362</text:p>
          </table:table-cell>
          <table:table-cell office:value-type="date" office:date-value="1973-12-29">
            <text:p>29.12.73</text:p>
          </table:table-cell>
          <table:table-cell table:formula="of:=RANDBETWEEN(1;1000)" office:value-type="float" office:value="872">
            <text:p>87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1" office:value-type="float" office:value="44532227">
            <text:p>44532227</text:p>
          </table:table-cell>
          <table:table-cell office:value-type="string">
            <text:p>Hans</text:p>
          </table:table-cell>
          <table:table-cell office:value-type="string">
            <text:p>Tester</text:p>
          </table:table-cell>
          <table:table-cell office:value-type="string">
            <text:p>München</text:p>
          </table:table-cell>
          <table:table-cell office:value-type="float" office:value="80815">
            <text:p>80815</text:p>
          </table:table-cell>
          <table:table-cell office:value-type="string">
            <text:p>Schleißheimer Str.</text:p>
          </table:table-cell>
          <table:table-cell office:value-type="float" office:value="221">
            <text:p>221</text:p>
          </table:table-cell>
          <table:table-cell office:value-type="float" office:value="33002363">
            <text:p>33002363</text:p>
          </table:table-cell>
          <table:table-cell office:value-type="date" office:date-value="1973-12-30">
            <text:p>30.12.73</text:p>
          </table:table-cell>
          <table:table-cell table:formula="of:=RANDBETWEEN(1;1000)" office:value-type="float" office:value="383">
            <text:p>38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1" office:value-type="float" office:value="44532228">
            <text:p>44532228</text:p>
          </table:table-cell>
          <table:table-cell office:value-type="string">
            <text:p>Hans</text:p>
          </table:table-cell>
          <table:table-cell office:value-type="string">
            <text:p>Tester</text:p>
          </table:table-cell>
          <table:table-cell office:value-type="string">
            <text:p>München</text:p>
          </table:table-cell>
          <table:table-cell office:value-type="float" office:value="80816">
            <text:p>80816</text:p>
          </table:table-cell>
          <table:table-cell office:value-type="string">
            <text:p>Schleißheimer Str.</text:p>
          </table:table-cell>
          <table:table-cell office:value-type="float" office:value="222">
            <text:p>222</text:p>
          </table:table-cell>
          <table:table-cell office:value-type="float" office:value="33002364">
            <text:p>33002364</text:p>
          </table:table-cell>
          <table:table-cell office:value-type="date" office:date-value="1973-12-31">
            <text:p>31.12.73</text:p>
          </table:table-cell>
          <table:table-cell table:formula="of:=RANDBETWEEN(1;1000)" office:value-type="float" office:value="139">
            <text:p>13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1" office:value-type="float" office:value="44532229">
            <text:p>44532229</text:p>
          </table:table-cell>
          <table:table-cell office:value-type="string">
            <text:p>Hans</text:p>
          </table:table-cell>
          <table:table-cell office:value-type="string">
            <text:p>Tester</text:p>
          </table:table-cell>
          <table:table-cell office:value-type="string">
            <text:p>München</text:p>
          </table:table-cell>
          <table:table-cell office:value-type="float" office:value="80817">
            <text:p>80817</text:p>
          </table:table-cell>
          <table:table-cell office:value-type="string">
            <text:p>Schleißheimer Str.</text:p>
          </table:table-cell>
          <table:table-cell office:value-type="float" office:value="223">
            <text:p>223</text:p>
          </table:table-cell>
          <table:table-cell office:value-type="float" office:value="33002365">
            <text:p>33002365</text:p>
          </table:table-cell>
          <table:table-cell office:value-type="date" office:date-value="1974-01-01">
            <text:p>01.01.74</text:p>
          </table:table-cell>
          <table:table-cell table:formula="of:=RANDBETWEEN(1;1000)" office:value-type="float" office:value="695">
            <text:p>69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1" office:value-type="float" office:value="44532230">
            <text:p>44532230</text:p>
          </table:table-cell>
          <table:table-cell office:value-type="string">
            <text:p>Hans</text:p>
          </table:table-cell>
          <table:table-cell office:value-type="string">
            <text:p>Tester</text:p>
          </table:table-cell>
          <table:table-cell office:value-type="string">
            <text:p>München</text:p>
          </table:table-cell>
          <table:table-cell office:value-type="float" office:value="80818">
            <text:p>80818</text:p>
          </table:table-cell>
          <table:table-cell office:value-type="string">
            <text:p>Schleißheimer Str.</text:p>
          </table:table-cell>
          <table:table-cell office:value-type="float" office:value="224">
            <text:p>224</text:p>
          </table:table-cell>
          <table:table-cell office:value-type="float" office:value="33002366">
            <text:p>33002366</text:p>
          </table:table-cell>
          <table:table-cell office:value-type="date" office:date-value="1974-01-02">
            <text:p>02.01.74</text:p>
          </table:table-cell>
          <table:table-cell table:formula="of:=RANDBETWEEN(1;1000)" office:value-type="float" office:value="58">
            <text:p>5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0]+1" office:value-type="float" office:value="44532231">
            <text:p>44532231</text:p>
          </table:table-cell>
          <table:table-cell office:value-type="string">
            <text:p>Hans</text:p>
          </table:table-cell>
          <table:table-cell office:value-type="string">
            <text:p>Tester</text:p>
          </table:table-cell>
          <table:table-cell office:value-type="string">
            <text:p>München</text:p>
          </table:table-cell>
          <table:table-cell office:value-type="float" office:value="80819">
            <text:p>80819</text:p>
          </table:table-cell>
          <table:table-cell office:value-type="string">
            <text:p>Schleißheimer Str.</text:p>
          </table:table-cell>
          <table:table-cell office:value-type="float" office:value="225">
            <text:p>225</text:p>
          </table:table-cell>
          <table:table-cell office:value-type="float" office:value="33002367">
            <text:p>33002367</text:p>
          </table:table-cell>
          <table:table-cell office:value-type="date" office:date-value="1974-01-03">
            <text:p>03.01.74</text:p>
          </table:table-cell>
          <table:table-cell table:formula="of:=RANDBETWEEN(1;1000)" office:value-type="float" office:value="823">
            <text:p>82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1]+1" office:value-type="float" office:value="44532232">
            <text:p>44532232</text:p>
          </table:table-cell>
          <table:table-cell office:value-type="string">
            <text:p>Hans</text:p>
          </table:table-cell>
          <table:table-cell office:value-type="string">
            <text:p>Tester</text:p>
          </table:table-cell>
          <table:table-cell office:value-type="string">
            <text:p>München</text:p>
          </table:table-cell>
          <table:table-cell office:value-type="float" office:value="80820">
            <text:p>80820</text:p>
          </table:table-cell>
          <table:table-cell office:value-type="string">
            <text:p>Schleißheimer Str.</text:p>
          </table:table-cell>
          <table:table-cell office:value-type="float" office:value="226">
            <text:p>226</text:p>
          </table:table-cell>
          <table:table-cell office:value-type="float" office:value="33002368">
            <text:p>33002368</text:p>
          </table:table-cell>
          <table:table-cell office:value-type="date" office:date-value="1974-01-04">
            <text:p>04.01.74</text:p>
          </table:table-cell>
          <table:table-cell table:formula="of:=RANDBETWEEN(1;1000)" office:value-type="float" office:value="38">
            <text:p>3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2]+1" office:value-type="float" office:value="44532233">
            <text:p>44532233</text:p>
          </table:table-cell>
          <table:table-cell office:value-type="string">
            <text:p>Hans</text:p>
          </table:table-cell>
          <table:table-cell office:value-type="string">
            <text:p>Tester</text:p>
          </table:table-cell>
          <table:table-cell office:value-type="string">
            <text:p>München</text:p>
          </table:table-cell>
          <table:table-cell office:value-type="float" office:value="80821">
            <text:p>80821</text:p>
          </table:table-cell>
          <table:table-cell office:value-type="string">
            <text:p>Schleißheimer Str.</text:p>
          </table:table-cell>
          <table:table-cell office:value-type="float" office:value="227">
            <text:p>227</text:p>
          </table:table-cell>
          <table:table-cell office:value-type="float" office:value="33002369">
            <text:p>33002369</text:p>
          </table:table-cell>
          <table:table-cell office:value-type="date" office:date-value="1974-01-05">
            <text:p>05.01.74</text:p>
          </table:table-cell>
          <table:table-cell table:formula="of:=RANDBETWEEN(1;1000)" office:value-type="float" office:value="88">
            <text:p>8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3]+1" office:value-type="float" office:value="44532234">
            <text:p>44532234</text:p>
          </table:table-cell>
          <table:table-cell office:value-type="string">
            <text:p>Hans</text:p>
          </table:table-cell>
          <table:table-cell office:value-type="string">
            <text:p>Tester</text:p>
          </table:table-cell>
          <table:table-cell office:value-type="string">
            <text:p>München</text:p>
          </table:table-cell>
          <table:table-cell office:value-type="float" office:value="80822">
            <text:p>80822</text:p>
          </table:table-cell>
          <table:table-cell office:value-type="string">
            <text:p>Schleißheimer Str.</text:p>
          </table:table-cell>
          <table:table-cell office:value-type="float" office:value="228">
            <text:p>228</text:p>
          </table:table-cell>
          <table:table-cell office:value-type="float" office:value="33002370">
            <text:p>33002370</text:p>
          </table:table-cell>
          <table:table-cell office:value-type="date" office:date-value="1974-01-06">
            <text:p>06.01.74</text:p>
          </table:table-cell>
          <table:table-cell table:formula="of:=RANDBETWEEN(1;1000)" office:value-type="float" office:value="506">
            <text:p>506</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4]+1" office:value-type="float" office:value="44532235">
            <text:p>44532235</text:p>
          </table:table-cell>
          <table:table-cell office:value-type="string">
            <text:p>Hans</text:p>
          </table:table-cell>
          <table:table-cell office:value-type="string">
            <text:p>Tester</text:p>
          </table:table-cell>
          <table:table-cell office:value-type="string">
            <text:p>München</text:p>
          </table:table-cell>
          <table:table-cell office:value-type="float" office:value="80823">
            <text:p>80823</text:p>
          </table:table-cell>
          <table:table-cell office:value-type="string">
            <text:p>Schleißheimer Str.</text:p>
          </table:table-cell>
          <table:table-cell office:value-type="float" office:value="229">
            <text:p>229</text:p>
          </table:table-cell>
          <table:table-cell office:value-type="float" office:value="33002371">
            <text:p>33002371</text:p>
          </table:table-cell>
          <table:table-cell office:value-type="date" office:date-value="1974-01-07">
            <text:p>07.01.74</text:p>
          </table:table-cell>
          <table:table-cell table:formula="of:=RANDBETWEEN(1;1000)" office:value-type="float" office:value="899">
            <text:p>89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5]+1" office:value-type="float" office:value="44532236">
            <text:p>44532236</text:p>
          </table:table-cell>
          <table:table-cell office:value-type="string">
            <text:p>Hans</text:p>
          </table:table-cell>
          <table:table-cell office:value-type="string">
            <text:p>Tester</text:p>
          </table:table-cell>
          <table:table-cell office:value-type="string">
            <text:p>München</text:p>
          </table:table-cell>
          <table:table-cell office:value-type="float" office:value="80824">
            <text:p>80824</text:p>
          </table:table-cell>
          <table:table-cell office:value-type="string">
            <text:p>Schleißheimer Str.</text:p>
          </table:table-cell>
          <table:table-cell office:value-type="float" office:value="230">
            <text:p>230</text:p>
          </table:table-cell>
          <table:table-cell office:value-type="float" office:value="33002372">
            <text:p>33002372</text:p>
          </table:table-cell>
          <table:table-cell office:value-type="date" office:date-value="1974-01-08">
            <text:p>08.01.74</text:p>
          </table:table-cell>
          <table:table-cell table:formula="of:=RANDBETWEEN(1;1000)" office:value-type="float" office:value="90">
            <text:p>9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6]+1" office:value-type="float" office:value="44532237">
            <text:p>44532237</text:p>
          </table:table-cell>
          <table:table-cell office:value-type="string">
            <text:p>Hans</text:p>
          </table:table-cell>
          <table:table-cell office:value-type="string">
            <text:p>Tester</text:p>
          </table:table-cell>
          <table:table-cell office:value-type="string">
            <text:p>München</text:p>
          </table:table-cell>
          <table:table-cell office:value-type="float" office:value="80825">
            <text:p>80825</text:p>
          </table:table-cell>
          <table:table-cell office:value-type="string">
            <text:p>Schleißheimer Str.</text:p>
          </table:table-cell>
          <table:table-cell office:value-type="float" office:value="231">
            <text:p>231</text:p>
          </table:table-cell>
          <table:table-cell office:value-type="float" office:value="33002373">
            <text:p>33002373</text:p>
          </table:table-cell>
          <table:table-cell office:value-type="date" office:date-value="1974-01-09">
            <text:p>09.01.74</text:p>
          </table:table-cell>
          <table:table-cell table:formula="of:=RANDBETWEEN(1;1000)" office:value-type="float" office:value="498">
            <text:p>49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7]+1" office:value-type="float" office:value="44532238">
            <text:p>44532238</text:p>
          </table:table-cell>
          <table:table-cell office:value-type="string">
            <text:p>Hans</text:p>
          </table:table-cell>
          <table:table-cell office:value-type="string">
            <text:p>Tester</text:p>
          </table:table-cell>
          <table:table-cell office:value-type="string">
            <text:p>München</text:p>
          </table:table-cell>
          <table:table-cell office:value-type="float" office:value="80826">
            <text:p>80826</text:p>
          </table:table-cell>
          <table:table-cell office:value-type="string">
            <text:p>Schleißheimer Str.</text:p>
          </table:table-cell>
          <table:table-cell office:value-type="float" office:value="232">
            <text:p>232</text:p>
          </table:table-cell>
          <table:table-cell office:value-type="float" office:value="33002374">
            <text:p>33002374</text:p>
          </table:table-cell>
          <table:table-cell office:value-type="date" office:date-value="1974-01-10">
            <text:p>10.01.74</text:p>
          </table:table-cell>
          <table:table-cell table:formula="of:=RANDBETWEEN(1;1000)" office:value-type="float" office:value="756">
            <text:p>756</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8]+1" office:value-type="float" office:value="44532239">
            <text:p>44532239</text:p>
          </table:table-cell>
          <table:table-cell office:value-type="string">
            <text:p>Hans</text:p>
          </table:table-cell>
          <table:table-cell office:value-type="string">
            <text:p>Tester</text:p>
          </table:table-cell>
          <table:table-cell office:value-type="string">
            <text:p>München</text:p>
          </table:table-cell>
          <table:table-cell office:value-type="float" office:value="80827">
            <text:p>80827</text:p>
          </table:table-cell>
          <table:table-cell office:value-type="string">
            <text:p>Schleißheimer Str.</text:p>
          </table:table-cell>
          <table:table-cell office:value-type="float" office:value="233">
            <text:p>233</text:p>
          </table:table-cell>
          <table:table-cell office:value-type="float" office:value="33002375">
            <text:p>33002375</text:p>
          </table:table-cell>
          <table:table-cell office:value-type="date" office:date-value="1974-01-11">
            <text:p>11.01.74</text:p>
          </table:table-cell>
          <table:table-cell table:formula="of:=RANDBETWEEN(1;1000)" office:value-type="float" office:value="686">
            <text:p>686</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19]+1" office:value-type="float" office:value="44532240">
            <text:p>44532240</text:p>
          </table:table-cell>
          <table:table-cell office:value-type="string">
            <text:p>Hans</text:p>
          </table:table-cell>
          <table:table-cell office:value-type="string">
            <text:p>Tester</text:p>
          </table:table-cell>
          <table:table-cell office:value-type="string">
            <text:p>München</text:p>
          </table:table-cell>
          <table:table-cell office:value-type="float" office:value="80828">
            <text:p>80828</text:p>
          </table:table-cell>
          <table:table-cell office:value-type="string">
            <text:p>Schleißheimer Str.</text:p>
          </table:table-cell>
          <table:table-cell office:value-type="float" office:value="234">
            <text:p>234</text:p>
          </table:table-cell>
          <table:table-cell office:value-type="float" office:value="33002376">
            <text:p>33002376</text:p>
          </table:table-cell>
          <table:table-cell office:value-type="date" office:date-value="1974-01-12">
            <text:p>12.01.74</text:p>
          </table:table-cell>
          <table:table-cell table:formula="of:=RANDBETWEEN(1;1000)" office:value-type="float" office:value="702">
            <text:p>70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0]+1" office:value-type="float" office:value="44532241">
            <text:p>44532241</text:p>
          </table:table-cell>
          <table:table-cell office:value-type="string">
            <text:p>Hans</text:p>
          </table:table-cell>
          <table:table-cell office:value-type="string">
            <text:p>Tester</text:p>
          </table:table-cell>
          <table:table-cell office:value-type="string">
            <text:p>München</text:p>
          </table:table-cell>
          <table:table-cell office:value-type="float" office:value="80829">
            <text:p>80829</text:p>
          </table:table-cell>
          <table:table-cell office:value-type="string">
            <text:p>Schleißheimer Str.</text:p>
          </table:table-cell>
          <table:table-cell office:value-type="float" office:value="235">
            <text:p>235</text:p>
          </table:table-cell>
          <table:table-cell office:value-type="float" office:value="33002377">
            <text:p>33002377</text:p>
          </table:table-cell>
          <table:table-cell office:value-type="date" office:date-value="1974-01-13">
            <text:p>13.01.74</text:p>
          </table:table-cell>
          <table:table-cell table:formula="of:=RANDBETWEEN(1;1000)" office:value-type="float" office:value="18">
            <text:p>1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1]+1" office:value-type="float" office:value="44532242">
            <text:p>44532242</text:p>
          </table:table-cell>
          <table:table-cell office:value-type="string">
            <text:p>Hans</text:p>
          </table:table-cell>
          <table:table-cell office:value-type="string">
            <text:p>Tester</text:p>
          </table:table-cell>
          <table:table-cell office:value-type="string">
            <text:p>München</text:p>
          </table:table-cell>
          <table:table-cell office:value-type="float" office:value="80830">
            <text:p>80830</text:p>
          </table:table-cell>
          <table:table-cell office:value-type="string">
            <text:p>Schleißheimer Str.</text:p>
          </table:table-cell>
          <table:table-cell office:value-type="float" office:value="236">
            <text:p>236</text:p>
          </table:table-cell>
          <table:table-cell office:value-type="float" office:value="33002378">
            <text:p>33002378</text:p>
          </table:table-cell>
          <table:table-cell office:value-type="date" office:date-value="1974-01-14">
            <text:p>14.01.74</text:p>
          </table:table-cell>
          <table:table-cell table:formula="of:=RANDBETWEEN(1;1000)" office:value-type="float" office:value="371">
            <text:p>371</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2]+1" office:value-type="float" office:value="44532243">
            <text:p>44532243</text:p>
          </table:table-cell>
          <table:table-cell office:value-type="string">
            <text:p>Hans</text:p>
          </table:table-cell>
          <table:table-cell office:value-type="string">
            <text:p>Tester</text:p>
          </table:table-cell>
          <table:table-cell office:value-type="string">
            <text:p>München</text:p>
          </table:table-cell>
          <table:table-cell office:value-type="float" office:value="80831">
            <text:p>80831</text:p>
          </table:table-cell>
          <table:table-cell office:value-type="string">
            <text:p>Schleißheimer Str.</text:p>
          </table:table-cell>
          <table:table-cell office:value-type="float" office:value="237">
            <text:p>237</text:p>
          </table:table-cell>
          <table:table-cell office:value-type="float" office:value="33002379">
            <text:p>33002379</text:p>
          </table:table-cell>
          <table:table-cell office:value-type="date" office:date-value="1974-01-15">
            <text:p>15.01.74</text:p>
          </table:table-cell>
          <table:table-cell table:formula="of:=RANDBETWEEN(1;1000)" office:value-type="float" office:value="239">
            <text:p>23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3]+1" office:value-type="float" office:value="44532244">
            <text:p>44532244</text:p>
          </table:table-cell>
          <table:table-cell office:value-type="string">
            <text:p>Hans</text:p>
          </table:table-cell>
          <table:table-cell office:value-type="string">
            <text:p>Tester</text:p>
          </table:table-cell>
          <table:table-cell office:value-type="string">
            <text:p>München</text:p>
          </table:table-cell>
          <table:table-cell office:value-type="float" office:value="80832">
            <text:p>80832</text:p>
          </table:table-cell>
          <table:table-cell office:value-type="string">
            <text:p>Schleißheimer Str.</text:p>
          </table:table-cell>
          <table:table-cell office:value-type="float" office:value="238">
            <text:p>238</text:p>
          </table:table-cell>
          <table:table-cell office:value-type="float" office:value="33002380">
            <text:p>33002380</text:p>
          </table:table-cell>
          <table:table-cell office:value-type="date" office:date-value="1974-01-16">
            <text:p>16.01.74</text:p>
          </table:table-cell>
          <table:table-cell table:formula="of:=RANDBETWEEN(1;1000)" office:value-type="float" office:value="729">
            <text:p>72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4]+1" office:value-type="float" office:value="44532245">
            <text:p>44532245</text:p>
          </table:table-cell>
          <table:table-cell office:value-type="string">
            <text:p>Hans</text:p>
          </table:table-cell>
          <table:table-cell office:value-type="string">
            <text:p>Tester</text:p>
          </table:table-cell>
          <table:table-cell office:value-type="string">
            <text:p>München</text:p>
          </table:table-cell>
          <table:table-cell office:value-type="float" office:value="80833">
            <text:p>80833</text:p>
          </table:table-cell>
          <table:table-cell office:value-type="string">
            <text:p>Schleißheimer Str.</text:p>
          </table:table-cell>
          <table:table-cell office:value-type="float" office:value="239">
            <text:p>239</text:p>
          </table:table-cell>
          <table:table-cell office:value-type="float" office:value="33002381">
            <text:p>33002381</text:p>
          </table:table-cell>
          <table:table-cell office:value-type="date" office:date-value="1974-01-17">
            <text:p>17.01.74</text:p>
          </table:table-cell>
          <table:table-cell table:formula="of:=RANDBETWEEN(1;1000)" office:value-type="float" office:value="107">
            <text:p>10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5]+1" office:value-type="float" office:value="44532246">
            <text:p>44532246</text:p>
          </table:table-cell>
          <table:table-cell office:value-type="string">
            <text:p>Hans</text:p>
          </table:table-cell>
          <table:table-cell office:value-type="string">
            <text:p>Tester</text:p>
          </table:table-cell>
          <table:table-cell office:value-type="string">
            <text:p>München</text:p>
          </table:table-cell>
          <table:table-cell office:value-type="float" office:value="80834">
            <text:p>80834</text:p>
          </table:table-cell>
          <table:table-cell office:value-type="string">
            <text:p>Schleißheimer Str.</text:p>
          </table:table-cell>
          <table:table-cell office:value-type="float" office:value="240">
            <text:p>240</text:p>
          </table:table-cell>
          <table:table-cell office:value-type="float" office:value="33002382">
            <text:p>33002382</text:p>
          </table:table-cell>
          <table:table-cell office:value-type="date" office:date-value="1974-01-18">
            <text:p>18.01.74</text:p>
          </table:table-cell>
          <table:table-cell table:formula="of:=RANDBETWEEN(1;1000)" office:value-type="float" office:value="661">
            <text:p>661</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6]+1" office:value-type="float" office:value="44532247">
            <text:p>44532247</text:p>
          </table:table-cell>
          <table:table-cell office:value-type="string">
            <text:p>Hans</text:p>
          </table:table-cell>
          <table:table-cell office:value-type="string">
            <text:p>Tester</text:p>
          </table:table-cell>
          <table:table-cell office:value-type="string">
            <text:p>München</text:p>
          </table:table-cell>
          <table:table-cell office:value-type="float" office:value="80835">
            <text:p>80835</text:p>
          </table:table-cell>
          <table:table-cell office:value-type="string">
            <text:p>Schleißheimer Str.</text:p>
          </table:table-cell>
          <table:table-cell office:value-type="float" office:value="241">
            <text:p>241</text:p>
          </table:table-cell>
          <table:table-cell office:value-type="float" office:value="33002383">
            <text:p>33002383</text:p>
          </table:table-cell>
          <table:table-cell office:value-type="date" office:date-value="1974-01-19">
            <text:p>19.01.74</text:p>
          </table:table-cell>
          <table:table-cell table:formula="of:=RANDBETWEEN(1;1000)" office:value-type="float" office:value="18">
            <text:p>1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7]+1" office:value-type="float" office:value="44532248">
            <text:p>44532248</text:p>
          </table:table-cell>
          <table:table-cell office:value-type="string">
            <text:p>Hans</text:p>
          </table:table-cell>
          <table:table-cell office:value-type="string">
            <text:p>Tester</text:p>
          </table:table-cell>
          <table:table-cell office:value-type="string">
            <text:p>München</text:p>
          </table:table-cell>
          <table:table-cell office:value-type="float" office:value="80836">
            <text:p>80836</text:p>
          </table:table-cell>
          <table:table-cell office:value-type="string">
            <text:p>Schleißheimer Str.</text:p>
          </table:table-cell>
          <table:table-cell office:value-type="float" office:value="242">
            <text:p>242</text:p>
          </table:table-cell>
          <table:table-cell office:value-type="float" office:value="33002384">
            <text:p>33002384</text:p>
          </table:table-cell>
          <table:table-cell office:value-type="date" office:date-value="1974-01-20">
            <text:p>20.01.74</text:p>
          </table:table-cell>
          <table:table-cell table:formula="of:=RANDBETWEEN(1;1000)" office:value-type="float" office:value="531">
            <text:p>531</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8]+1" office:value-type="float" office:value="44532249">
            <text:p>44532249</text:p>
          </table:table-cell>
          <table:table-cell office:value-type="string">
            <text:p>Hans</text:p>
          </table:table-cell>
          <table:table-cell office:value-type="string">
            <text:p>Tester</text:p>
          </table:table-cell>
          <table:table-cell office:value-type="string">
            <text:p>München</text:p>
          </table:table-cell>
          <table:table-cell office:value-type="float" office:value="80837">
            <text:p>80837</text:p>
          </table:table-cell>
          <table:table-cell office:value-type="string">
            <text:p>Schleißheimer Str.</text:p>
          </table:table-cell>
          <table:table-cell office:value-type="float" office:value="243">
            <text:p>243</text:p>
          </table:table-cell>
          <table:table-cell office:value-type="float" office:value="33002385">
            <text:p>33002385</text:p>
          </table:table-cell>
          <table:table-cell office:value-type="date" office:date-value="1974-01-21">
            <text:p>21.01.74</text:p>
          </table:table-cell>
          <table:table-cell table:formula="of:=RANDBETWEEN(1;1000)" office:value-type="float" office:value="806">
            <text:p>806</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29]+1" office:value-type="float" office:value="44532250">
            <text:p>44532250</text:p>
          </table:table-cell>
          <table:table-cell office:value-type="string">
            <text:p>Hans</text:p>
          </table:table-cell>
          <table:table-cell office:value-type="string">
            <text:p>Tester</text:p>
          </table:table-cell>
          <table:table-cell office:value-type="string">
            <text:p>München</text:p>
          </table:table-cell>
          <table:table-cell office:value-type="float" office:value="80838">
            <text:p>80838</text:p>
          </table:table-cell>
          <table:table-cell office:value-type="string">
            <text:p>Schleißheimer Str.</text:p>
          </table:table-cell>
          <table:table-cell office:value-type="float" office:value="244">
            <text:p>244</text:p>
          </table:table-cell>
          <table:table-cell office:value-type="float" office:value="33002386">
            <text:p>33002386</text:p>
          </table:table-cell>
          <table:table-cell office:value-type="date" office:date-value="1974-01-22">
            <text:p>22.01.74</text:p>
          </table:table-cell>
          <table:table-cell table:formula="of:=RANDBETWEEN(1;1000)" office:value-type="float" office:value="100">
            <text:p>10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0]+1" office:value-type="float" office:value="44532251">
            <text:p>44532251</text:p>
          </table:table-cell>
          <table:table-cell office:value-type="string">
            <text:p>Hans</text:p>
          </table:table-cell>
          <table:table-cell office:value-type="string">
            <text:p>Tester</text:p>
          </table:table-cell>
          <table:table-cell office:value-type="string">
            <text:p>München</text:p>
          </table:table-cell>
          <table:table-cell office:value-type="float" office:value="80839">
            <text:p>80839</text:p>
          </table:table-cell>
          <table:table-cell office:value-type="string">
            <text:p>Schleißheimer Str.</text:p>
          </table:table-cell>
          <table:table-cell office:value-type="float" office:value="245">
            <text:p>245</text:p>
          </table:table-cell>
          <table:table-cell office:value-type="float" office:value="33002387">
            <text:p>33002387</text:p>
          </table:table-cell>
          <table:table-cell office:value-type="date" office:date-value="1974-01-23">
            <text:p>23.01.74</text:p>
          </table:table-cell>
          <table:table-cell table:formula="of:=RANDBETWEEN(1;1000)" office:value-type="float" office:value="95">
            <text:p>9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1]+1" office:value-type="float" office:value="44532252">
            <text:p>44532252</text:p>
          </table:table-cell>
          <table:table-cell office:value-type="string">
            <text:p>Hans</text:p>
          </table:table-cell>
          <table:table-cell office:value-type="string">
            <text:p>Tester</text:p>
          </table:table-cell>
          <table:table-cell office:value-type="string">
            <text:p>München</text:p>
          </table:table-cell>
          <table:table-cell office:value-type="float" office:value="80840">
            <text:p>80840</text:p>
          </table:table-cell>
          <table:table-cell office:value-type="string">
            <text:p>Schleißheimer Str.</text:p>
          </table:table-cell>
          <table:table-cell office:value-type="float" office:value="246">
            <text:p>246</text:p>
          </table:table-cell>
          <table:table-cell office:value-type="float" office:value="33002388">
            <text:p>33002388</text:p>
          </table:table-cell>
          <table:table-cell office:value-type="date" office:date-value="1974-01-24">
            <text:p>24.01.74</text:p>
          </table:table-cell>
          <table:table-cell table:formula="of:=RANDBETWEEN(1;1000)" office:value-type="float" office:value="40">
            <text:p>4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2]+1" office:value-type="float" office:value="44532253">
            <text:p>44532253</text:p>
          </table:table-cell>
          <table:table-cell office:value-type="string">
            <text:p>Hans</text:p>
          </table:table-cell>
          <table:table-cell office:value-type="string">
            <text:p>Tester</text:p>
          </table:table-cell>
          <table:table-cell office:value-type="string">
            <text:p>München</text:p>
          </table:table-cell>
          <table:table-cell office:value-type="float" office:value="80841">
            <text:p>80841</text:p>
          </table:table-cell>
          <table:table-cell office:value-type="string">
            <text:p>Schleißheimer Str.</text:p>
          </table:table-cell>
          <table:table-cell office:value-type="float" office:value="247">
            <text:p>247</text:p>
          </table:table-cell>
          <table:table-cell office:value-type="float" office:value="33002389">
            <text:p>33002389</text:p>
          </table:table-cell>
          <table:table-cell office:value-type="date" office:date-value="1974-01-25">
            <text:p>25.01.74</text:p>
          </table:table-cell>
          <table:table-cell table:formula="of:=RANDBETWEEN(1;1000)" office:value-type="float" office:value="702">
            <text:p>70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3]+1" office:value-type="float" office:value="44532254">
            <text:p>44532254</text:p>
          </table:table-cell>
          <table:table-cell office:value-type="string">
            <text:p>Hans</text:p>
          </table:table-cell>
          <table:table-cell office:value-type="string">
            <text:p>Tester</text:p>
          </table:table-cell>
          <table:table-cell office:value-type="string">
            <text:p>München</text:p>
          </table:table-cell>
          <table:table-cell office:value-type="float" office:value="80842">
            <text:p>80842</text:p>
          </table:table-cell>
          <table:table-cell office:value-type="string">
            <text:p>Schleißheimer Str.</text:p>
          </table:table-cell>
          <table:table-cell office:value-type="float" office:value="248">
            <text:p>248</text:p>
          </table:table-cell>
          <table:table-cell office:value-type="float" office:value="33002390">
            <text:p>33002390</text:p>
          </table:table-cell>
          <table:table-cell office:value-type="date" office:date-value="1974-01-26">
            <text:p>26.01.74</text:p>
          </table:table-cell>
          <table:table-cell table:formula="of:=RANDBETWEEN(1;1000)" office:value-type="float" office:value="697">
            <text:p>69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4]+1" office:value-type="float" office:value="44532255">
            <text:p>44532255</text:p>
          </table:table-cell>
          <table:table-cell office:value-type="string">
            <text:p>Hans</text:p>
          </table:table-cell>
          <table:table-cell office:value-type="string">
            <text:p>Tester</text:p>
          </table:table-cell>
          <table:table-cell office:value-type="string">
            <text:p>München</text:p>
          </table:table-cell>
          <table:table-cell office:value-type="float" office:value="80843">
            <text:p>80843</text:p>
          </table:table-cell>
          <table:table-cell office:value-type="string">
            <text:p>Schleißheimer Str.</text:p>
          </table:table-cell>
          <table:table-cell office:value-type="float" office:value="249">
            <text:p>249</text:p>
          </table:table-cell>
          <table:table-cell office:value-type="float" office:value="33002391">
            <text:p>33002391</text:p>
          </table:table-cell>
          <table:table-cell office:value-type="date" office:date-value="1974-01-27">
            <text:p>27.01.74</text:p>
          </table:table-cell>
          <table:table-cell table:formula="of:=RANDBETWEEN(1;1000)" office:value-type="float" office:value="322">
            <text:p>32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5]+1" office:value-type="float" office:value="44532256">
            <text:p>44532256</text:p>
          </table:table-cell>
          <table:table-cell office:value-type="string">
            <text:p>Hans</text:p>
          </table:table-cell>
          <table:table-cell office:value-type="string">
            <text:p>Tester</text:p>
          </table:table-cell>
          <table:table-cell office:value-type="string">
            <text:p>München</text:p>
          </table:table-cell>
          <table:table-cell office:value-type="float" office:value="80844">
            <text:p>80844</text:p>
          </table:table-cell>
          <table:table-cell office:value-type="string">
            <text:p>Schleißheimer Str.</text:p>
          </table:table-cell>
          <table:table-cell office:value-type="float" office:value="250">
            <text:p>250</text:p>
          </table:table-cell>
          <table:table-cell office:value-type="float" office:value="33002392">
            <text:p>33002392</text:p>
          </table:table-cell>
          <table:table-cell office:value-type="date" office:date-value="1974-01-28">
            <text:p>28.01.74</text:p>
          </table:table-cell>
          <table:table-cell table:formula="of:=RANDBETWEEN(1;1000)" office:value-type="float" office:value="184">
            <text:p>184</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6]+1" office:value-type="float" office:value="44532257">
            <text:p>44532257</text:p>
          </table:table-cell>
          <table:table-cell office:value-type="string">
            <text:p>Hans</text:p>
          </table:table-cell>
          <table:table-cell office:value-type="string">
            <text:p>Tester</text:p>
          </table:table-cell>
          <table:table-cell office:value-type="string">
            <text:p>München</text:p>
          </table:table-cell>
          <table:table-cell office:value-type="float" office:value="80845">
            <text:p>80845</text:p>
          </table:table-cell>
          <table:table-cell office:value-type="string">
            <text:p>Schleißheimer Str.</text:p>
          </table:table-cell>
          <table:table-cell office:value-type="float" office:value="251">
            <text:p>251</text:p>
          </table:table-cell>
          <table:table-cell office:value-type="float" office:value="33002393">
            <text:p>33002393</text:p>
          </table:table-cell>
          <table:table-cell office:value-type="date" office:date-value="1974-01-29">
            <text:p>29.01.74</text:p>
          </table:table-cell>
          <table:table-cell table:formula="of:=RANDBETWEEN(1;1000)" office:value-type="float" office:value="569">
            <text:p>56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7]+1" office:value-type="float" office:value="44532258">
            <text:p>44532258</text:p>
          </table:table-cell>
          <table:table-cell office:value-type="string">
            <text:p>Hans</text:p>
          </table:table-cell>
          <table:table-cell office:value-type="string">
            <text:p>Tester</text:p>
          </table:table-cell>
          <table:table-cell office:value-type="string">
            <text:p>München</text:p>
          </table:table-cell>
          <table:table-cell office:value-type="float" office:value="80846">
            <text:p>80846</text:p>
          </table:table-cell>
          <table:table-cell office:value-type="string">
            <text:p>Schleißheimer Str.</text:p>
          </table:table-cell>
          <table:table-cell office:value-type="float" office:value="252">
            <text:p>252</text:p>
          </table:table-cell>
          <table:table-cell office:value-type="float" office:value="33002394">
            <text:p>33002394</text:p>
          </table:table-cell>
          <table:table-cell office:value-type="date" office:date-value="1974-01-30">
            <text:p>30.01.74</text:p>
          </table:table-cell>
          <table:table-cell table:formula="of:=RANDBETWEEN(1;1000)" office:value-type="float" office:value="704">
            <text:p>704</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8]+1" office:value-type="float" office:value="44532259">
            <text:p>44532259</text:p>
          </table:table-cell>
          <table:table-cell office:value-type="string">
            <text:p>Hans</text:p>
          </table:table-cell>
          <table:table-cell office:value-type="string">
            <text:p>Tester</text:p>
          </table:table-cell>
          <table:table-cell office:value-type="string">
            <text:p>München</text:p>
          </table:table-cell>
          <table:table-cell office:value-type="float" office:value="80847">
            <text:p>80847</text:p>
          </table:table-cell>
          <table:table-cell office:value-type="string">
            <text:p>Schleißheimer Str.</text:p>
          </table:table-cell>
          <table:table-cell office:value-type="float" office:value="253">
            <text:p>253</text:p>
          </table:table-cell>
          <table:table-cell office:value-type="float" office:value="33002395">
            <text:p>33002395</text:p>
          </table:table-cell>
          <table:table-cell office:value-type="date" office:date-value="1974-01-31">
            <text:p>31.01.74</text:p>
          </table:table-cell>
          <table:table-cell table:formula="of:=RANDBETWEEN(1;1000)" office:value-type="float" office:value="323">
            <text:p>32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39]+1" office:value-type="float" office:value="44532260">
            <text:p>44532260</text:p>
          </table:table-cell>
          <table:table-cell office:value-type="string">
            <text:p>Hans</text:p>
          </table:table-cell>
          <table:table-cell office:value-type="string">
            <text:p>Tester</text:p>
          </table:table-cell>
          <table:table-cell office:value-type="string">
            <text:p>München</text:p>
          </table:table-cell>
          <table:table-cell office:value-type="float" office:value="80848">
            <text:p>80848</text:p>
          </table:table-cell>
          <table:table-cell office:value-type="string">
            <text:p>Schleißheimer Str.</text:p>
          </table:table-cell>
          <table:table-cell office:value-type="float" office:value="254">
            <text:p>254</text:p>
          </table:table-cell>
          <table:table-cell office:value-type="float" office:value="33002396">
            <text:p>33002396</text:p>
          </table:table-cell>
          <table:table-cell office:value-type="date" office:date-value="1974-02-01">
            <text:p>01.02.74</text:p>
          </table:table-cell>
          <table:table-cell table:formula="of:=RANDBETWEEN(1;1000)" office:value-type="float" office:value="263">
            <text:p>26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0]+1" office:value-type="float" office:value="44532261">
            <text:p>44532261</text:p>
          </table:table-cell>
          <table:table-cell office:value-type="string">
            <text:p>Hans</text:p>
          </table:table-cell>
          <table:table-cell office:value-type="string">
            <text:p>Tester</text:p>
          </table:table-cell>
          <table:table-cell office:value-type="string">
            <text:p>München</text:p>
          </table:table-cell>
          <table:table-cell office:value-type="float" office:value="80849">
            <text:p>80849</text:p>
          </table:table-cell>
          <table:table-cell office:value-type="string">
            <text:p>Schleißheimer Str.</text:p>
          </table:table-cell>
          <table:table-cell office:value-type="float" office:value="255">
            <text:p>255</text:p>
          </table:table-cell>
          <table:table-cell office:value-type="float" office:value="33002397">
            <text:p>33002397</text:p>
          </table:table-cell>
          <table:table-cell office:value-type="date" office:date-value="1974-02-02">
            <text:p>02.02.74</text:p>
          </table:table-cell>
          <table:table-cell table:formula="of:=RANDBETWEEN(1;1000)" office:value-type="float" office:value="762">
            <text:p>76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1]+1" office:value-type="float" office:value="44532262">
            <text:p>44532262</text:p>
          </table:table-cell>
          <table:table-cell office:value-type="string">
            <text:p>Hans</text:p>
          </table:table-cell>
          <table:table-cell office:value-type="string">
            <text:p>Tester</text:p>
          </table:table-cell>
          <table:table-cell office:value-type="string">
            <text:p>München</text:p>
          </table:table-cell>
          <table:table-cell office:value-type="float" office:value="80850">
            <text:p>80850</text:p>
          </table:table-cell>
          <table:table-cell office:value-type="string">
            <text:p>Schleißheimer Str.</text:p>
          </table:table-cell>
          <table:table-cell office:value-type="float" office:value="256">
            <text:p>256</text:p>
          </table:table-cell>
          <table:table-cell office:value-type="float" office:value="33002398">
            <text:p>33002398</text:p>
          </table:table-cell>
          <table:table-cell office:value-type="date" office:date-value="1974-02-03">
            <text:p>03.02.74</text:p>
          </table:table-cell>
          <table:table-cell table:formula="of:=RANDBETWEEN(1;1000)" office:value-type="float" office:value="146">
            <text:p>146</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2]+1" office:value-type="float" office:value="44532263">
            <text:p>44532263</text:p>
          </table:table-cell>
          <table:table-cell office:value-type="string">
            <text:p>Hans</text:p>
          </table:table-cell>
          <table:table-cell office:value-type="string">
            <text:p>Tester</text:p>
          </table:table-cell>
          <table:table-cell office:value-type="string">
            <text:p>München</text:p>
          </table:table-cell>
          <table:table-cell office:value-type="float" office:value="80851">
            <text:p>80851</text:p>
          </table:table-cell>
          <table:table-cell office:value-type="string">
            <text:p>Schleißheimer Str.</text:p>
          </table:table-cell>
          <table:table-cell office:value-type="float" office:value="257">
            <text:p>257</text:p>
          </table:table-cell>
          <table:table-cell office:value-type="float" office:value="33002399">
            <text:p>33002399</text:p>
          </table:table-cell>
          <table:table-cell office:value-type="date" office:date-value="1974-02-04">
            <text:p>04.02.74</text:p>
          </table:table-cell>
          <table:table-cell table:formula="of:=RANDBETWEEN(1;1000)" office:value-type="float" office:value="300">
            <text:p>30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3]+1" office:value-type="float" office:value="44532264">
            <text:p>44532264</text:p>
          </table:table-cell>
          <table:table-cell office:value-type="string">
            <text:p>Hans</text:p>
          </table:table-cell>
          <table:table-cell office:value-type="string">
            <text:p>Tester</text:p>
          </table:table-cell>
          <table:table-cell office:value-type="string">
            <text:p>München</text:p>
          </table:table-cell>
          <table:table-cell office:value-type="float" office:value="80852">
            <text:p>80852</text:p>
          </table:table-cell>
          <table:table-cell office:value-type="string">
            <text:p>Schleißheimer Str.</text:p>
          </table:table-cell>
          <table:table-cell office:value-type="float" office:value="258">
            <text:p>258</text:p>
          </table:table-cell>
          <table:table-cell office:value-type="float" office:value="33002400">
            <text:p>33002400</text:p>
          </table:table-cell>
          <table:table-cell office:value-type="date" office:date-value="1974-02-05">
            <text:p>05.02.74</text:p>
          </table:table-cell>
          <table:table-cell table:formula="of:=RANDBETWEEN(1;1000)" office:value-type="float" office:value="850">
            <text:p>85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4]+1" office:value-type="float" office:value="44532265">
            <text:p>44532265</text:p>
          </table:table-cell>
          <table:table-cell office:value-type="string">
            <text:p>Hans</text:p>
          </table:table-cell>
          <table:table-cell office:value-type="string">
            <text:p>Tester</text:p>
          </table:table-cell>
          <table:table-cell office:value-type="string">
            <text:p>München</text:p>
          </table:table-cell>
          <table:table-cell office:value-type="float" office:value="80853">
            <text:p>80853</text:p>
          </table:table-cell>
          <table:table-cell office:value-type="string">
            <text:p>Schleißheimer Str.</text:p>
          </table:table-cell>
          <table:table-cell office:value-type="float" office:value="259">
            <text:p>259</text:p>
          </table:table-cell>
          <table:table-cell office:value-type="float" office:value="33002401">
            <text:p>33002401</text:p>
          </table:table-cell>
          <table:table-cell office:value-type="date" office:date-value="1974-02-06">
            <text:p>06.02.74</text:p>
          </table:table-cell>
          <table:table-cell table:formula="of:=RANDBETWEEN(1;1000)" office:value-type="float" office:value="651">
            <text:p>651</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5]+1" office:value-type="float" office:value="44532266">
            <text:p>44532266</text:p>
          </table:table-cell>
          <table:table-cell office:value-type="string">
            <text:p>Hans</text:p>
          </table:table-cell>
          <table:table-cell office:value-type="string">
            <text:p>Tester</text:p>
          </table:table-cell>
          <table:table-cell office:value-type="string">
            <text:p>München</text:p>
          </table:table-cell>
          <table:table-cell office:value-type="float" office:value="80854">
            <text:p>80854</text:p>
          </table:table-cell>
          <table:table-cell office:value-type="string">
            <text:p>Schleißheimer Str.</text:p>
          </table:table-cell>
          <table:table-cell office:value-type="float" office:value="260">
            <text:p>260</text:p>
          </table:table-cell>
          <table:table-cell office:value-type="float" office:value="33002402">
            <text:p>33002402</text:p>
          </table:table-cell>
          <table:table-cell office:value-type="date" office:date-value="1974-02-07">
            <text:p>07.02.74</text:p>
          </table:table-cell>
          <table:table-cell table:formula="of:=RANDBETWEEN(1;1000)" office:value-type="float" office:value="199">
            <text:p>19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6]+1" office:value-type="float" office:value="44532267">
            <text:p>44532267</text:p>
          </table:table-cell>
          <table:table-cell office:value-type="string">
            <text:p>Hans</text:p>
          </table:table-cell>
          <table:table-cell office:value-type="string">
            <text:p>Tester</text:p>
          </table:table-cell>
          <table:table-cell office:value-type="string">
            <text:p>München</text:p>
          </table:table-cell>
          <table:table-cell office:value-type="float" office:value="80855">
            <text:p>80855</text:p>
          </table:table-cell>
          <table:table-cell office:value-type="string">
            <text:p>Schleißheimer Str.</text:p>
          </table:table-cell>
          <table:table-cell office:value-type="float" office:value="261">
            <text:p>261</text:p>
          </table:table-cell>
          <table:table-cell office:value-type="float" office:value="33002403">
            <text:p>33002403</text:p>
          </table:table-cell>
          <table:table-cell office:value-type="date" office:date-value="1974-02-08">
            <text:p>08.02.74</text:p>
          </table:table-cell>
          <table:table-cell table:formula="of:=RANDBETWEEN(1;1000)" office:value-type="float" office:value="939">
            <text:p>93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7]+1" office:value-type="float" office:value="44532268">
            <text:p>44532268</text:p>
          </table:table-cell>
          <table:table-cell office:value-type="string">
            <text:p>Hans</text:p>
          </table:table-cell>
          <table:table-cell office:value-type="string">
            <text:p>Tester</text:p>
          </table:table-cell>
          <table:table-cell office:value-type="string">
            <text:p>München</text:p>
          </table:table-cell>
          <table:table-cell office:value-type="float" office:value="80856">
            <text:p>80856</text:p>
          </table:table-cell>
          <table:table-cell office:value-type="string">
            <text:p>Schleißheimer Str.</text:p>
          </table:table-cell>
          <table:table-cell office:value-type="float" office:value="262">
            <text:p>262</text:p>
          </table:table-cell>
          <table:table-cell office:value-type="float" office:value="33002404">
            <text:p>33002404</text:p>
          </table:table-cell>
          <table:table-cell office:value-type="date" office:date-value="1974-02-09">
            <text:p>09.02.74</text:p>
          </table:table-cell>
          <table:table-cell table:formula="of:=RANDBETWEEN(1;1000)" office:value-type="float" office:value="149">
            <text:p>14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8]+1" office:value-type="float" office:value="44532269">
            <text:p>44532269</text:p>
          </table:table-cell>
          <table:table-cell office:value-type="string">
            <text:p>Hans</text:p>
          </table:table-cell>
          <table:table-cell office:value-type="string">
            <text:p>Tester</text:p>
          </table:table-cell>
          <table:table-cell office:value-type="string">
            <text:p>München</text:p>
          </table:table-cell>
          <table:table-cell office:value-type="float" office:value="80857">
            <text:p>80857</text:p>
          </table:table-cell>
          <table:table-cell office:value-type="string">
            <text:p>Schleißheimer Str.</text:p>
          </table:table-cell>
          <table:table-cell office:value-type="float" office:value="263">
            <text:p>263</text:p>
          </table:table-cell>
          <table:table-cell office:value-type="float" office:value="33002405">
            <text:p>33002405</text:p>
          </table:table-cell>
          <table:table-cell office:value-type="date" office:date-value="1974-02-10">
            <text:p>10.02.74</text:p>
          </table:table-cell>
          <table:table-cell table:formula="of:=RANDBETWEEN(1;1000)" office:value-type="float" office:value="955">
            <text:p>95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49]+1" office:value-type="float" office:value="44532270">
            <text:p>44532270</text:p>
          </table:table-cell>
          <table:table-cell office:value-type="string">
            <text:p>Hans</text:p>
          </table:table-cell>
          <table:table-cell office:value-type="string">
            <text:p>Tester</text:p>
          </table:table-cell>
          <table:table-cell office:value-type="string">
            <text:p>München</text:p>
          </table:table-cell>
          <table:table-cell office:value-type="float" office:value="80858">
            <text:p>80858</text:p>
          </table:table-cell>
          <table:table-cell office:value-type="string">
            <text:p>Schleißheimer Str.</text:p>
          </table:table-cell>
          <table:table-cell office:value-type="float" office:value="264">
            <text:p>264</text:p>
          </table:table-cell>
          <table:table-cell office:value-type="float" office:value="33002406">
            <text:p>33002406</text:p>
          </table:table-cell>
          <table:table-cell office:value-type="date" office:date-value="1974-02-11">
            <text:p>11.02.74</text:p>
          </table:table-cell>
          <table:table-cell table:formula="of:=RANDBETWEEN(1;1000)" office:value-type="float" office:value="625">
            <text:p>62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0]+1" office:value-type="float" office:value="44532271">
            <text:p>44532271</text:p>
          </table:table-cell>
          <table:table-cell office:value-type="string">
            <text:p>Hans</text:p>
          </table:table-cell>
          <table:table-cell office:value-type="string">
            <text:p>Tester</text:p>
          </table:table-cell>
          <table:table-cell office:value-type="string">
            <text:p>München</text:p>
          </table:table-cell>
          <table:table-cell office:value-type="float" office:value="80859">
            <text:p>80859</text:p>
          </table:table-cell>
          <table:table-cell office:value-type="string">
            <text:p>Schleißheimer Str.</text:p>
          </table:table-cell>
          <table:table-cell office:value-type="float" office:value="265">
            <text:p>265</text:p>
          </table:table-cell>
          <table:table-cell office:value-type="float" office:value="33002407">
            <text:p>33002407</text:p>
          </table:table-cell>
          <table:table-cell office:value-type="date" office:date-value="1974-02-12">
            <text:p>12.02.74</text:p>
          </table:table-cell>
          <table:table-cell table:formula="of:=RANDBETWEEN(1;1000)" office:value-type="float" office:value="850">
            <text:p>85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1]+1" office:value-type="float" office:value="44532272">
            <text:p>44532272</text:p>
          </table:table-cell>
          <table:table-cell office:value-type="string">
            <text:p>Hans</text:p>
          </table:table-cell>
          <table:table-cell office:value-type="string">
            <text:p>Tester</text:p>
          </table:table-cell>
          <table:table-cell office:value-type="string">
            <text:p>München</text:p>
          </table:table-cell>
          <table:table-cell office:value-type="float" office:value="80860">
            <text:p>80860</text:p>
          </table:table-cell>
          <table:table-cell office:value-type="string">
            <text:p>Schleißheimer Str.</text:p>
          </table:table-cell>
          <table:table-cell office:value-type="float" office:value="266">
            <text:p>266</text:p>
          </table:table-cell>
          <table:table-cell office:value-type="float" office:value="33002408">
            <text:p>33002408</text:p>
          </table:table-cell>
          <table:table-cell office:value-type="date" office:date-value="1974-02-13">
            <text:p>13.02.74</text:p>
          </table:table-cell>
          <table:table-cell table:formula="of:=RANDBETWEEN(1;1000)" office:value-type="float" office:value="972">
            <text:p>97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2]+1" office:value-type="float" office:value="44532273">
            <text:p>44532273</text:p>
          </table:table-cell>
          <table:table-cell office:value-type="string">
            <text:p>Hans</text:p>
          </table:table-cell>
          <table:table-cell office:value-type="string">
            <text:p>Tester</text:p>
          </table:table-cell>
          <table:table-cell office:value-type="string">
            <text:p>München</text:p>
          </table:table-cell>
          <table:table-cell office:value-type="float" office:value="80861">
            <text:p>80861</text:p>
          </table:table-cell>
          <table:table-cell office:value-type="string">
            <text:p>Schleißheimer Str.</text:p>
          </table:table-cell>
          <table:table-cell office:value-type="float" office:value="267">
            <text:p>267</text:p>
          </table:table-cell>
          <table:table-cell office:value-type="float" office:value="33002409">
            <text:p>33002409</text:p>
          </table:table-cell>
          <table:table-cell office:value-type="date" office:date-value="1974-02-14">
            <text:p>14.02.74</text:p>
          </table:table-cell>
          <table:table-cell table:formula="of:=RANDBETWEEN(1;1000)" office:value-type="float" office:value="995">
            <text:p>99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3]+1" office:value-type="float" office:value="44532274">
            <text:p>44532274</text:p>
          </table:table-cell>
          <table:table-cell office:value-type="string">
            <text:p>Hans</text:p>
          </table:table-cell>
          <table:table-cell office:value-type="string">
            <text:p>Tester</text:p>
          </table:table-cell>
          <table:table-cell office:value-type="string">
            <text:p>München</text:p>
          </table:table-cell>
          <table:table-cell office:value-type="float" office:value="80862">
            <text:p>80862</text:p>
          </table:table-cell>
          <table:table-cell office:value-type="string">
            <text:p>Schleißheimer Str.</text:p>
          </table:table-cell>
          <table:table-cell office:value-type="float" office:value="268">
            <text:p>268</text:p>
          </table:table-cell>
          <table:table-cell office:value-type="float" office:value="33002410">
            <text:p>33002410</text:p>
          </table:table-cell>
          <table:table-cell office:value-type="date" office:date-value="1974-02-15">
            <text:p>15.02.74</text:p>
          </table:table-cell>
          <table:table-cell table:formula="of:=RANDBETWEEN(1;1000)" office:value-type="float" office:value="88">
            <text:p>8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4]+1" office:value-type="float" office:value="44532275">
            <text:p>44532275</text:p>
          </table:table-cell>
          <table:table-cell office:value-type="string">
            <text:p>Hans</text:p>
          </table:table-cell>
          <table:table-cell office:value-type="string">
            <text:p>Tester</text:p>
          </table:table-cell>
          <table:table-cell office:value-type="string">
            <text:p>München</text:p>
          </table:table-cell>
          <table:table-cell office:value-type="float" office:value="80863">
            <text:p>80863</text:p>
          </table:table-cell>
          <table:table-cell office:value-type="string">
            <text:p>Schleißheimer Str.</text:p>
          </table:table-cell>
          <table:table-cell office:value-type="float" office:value="269">
            <text:p>269</text:p>
          </table:table-cell>
          <table:table-cell office:value-type="float" office:value="33002411">
            <text:p>33002411</text:p>
          </table:table-cell>
          <table:table-cell office:value-type="date" office:date-value="1974-02-16">
            <text:p>16.02.74</text:p>
          </table:table-cell>
          <table:table-cell table:formula="of:=RANDBETWEEN(1;1000)" office:value-type="float" office:value="701">
            <text:p>701</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5]+1" office:value-type="float" office:value="44532276">
            <text:p>44532276</text:p>
          </table:table-cell>
          <table:table-cell office:value-type="string">
            <text:p>Hans</text:p>
          </table:table-cell>
          <table:table-cell office:value-type="string">
            <text:p>Tester</text:p>
          </table:table-cell>
          <table:table-cell office:value-type="string">
            <text:p>München</text:p>
          </table:table-cell>
          <table:table-cell office:value-type="float" office:value="80864">
            <text:p>80864</text:p>
          </table:table-cell>
          <table:table-cell office:value-type="string">
            <text:p>Schleißheimer Str.</text:p>
          </table:table-cell>
          <table:table-cell office:value-type="float" office:value="270">
            <text:p>270</text:p>
          </table:table-cell>
          <table:table-cell office:value-type="float" office:value="33002412">
            <text:p>33002412</text:p>
          </table:table-cell>
          <table:table-cell office:value-type="date" office:date-value="1974-02-17">
            <text:p>17.02.74</text:p>
          </table:table-cell>
          <table:table-cell table:formula="of:=RANDBETWEEN(1;1000)" office:value-type="float" office:value="102">
            <text:p>10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6]+1" office:value-type="float" office:value="44532277">
            <text:p>44532277</text:p>
          </table:table-cell>
          <table:table-cell office:value-type="string">
            <text:p>Hans</text:p>
          </table:table-cell>
          <table:table-cell office:value-type="string">
            <text:p>Tester</text:p>
          </table:table-cell>
          <table:table-cell office:value-type="string">
            <text:p>München</text:p>
          </table:table-cell>
          <table:table-cell office:value-type="float" office:value="80865">
            <text:p>80865</text:p>
          </table:table-cell>
          <table:table-cell office:value-type="string">
            <text:p>Schleißheimer Str.</text:p>
          </table:table-cell>
          <table:table-cell office:value-type="float" office:value="271">
            <text:p>271</text:p>
          </table:table-cell>
          <table:table-cell office:value-type="float" office:value="33002413">
            <text:p>33002413</text:p>
          </table:table-cell>
          <table:table-cell office:value-type="date" office:date-value="1974-02-18">
            <text:p>18.02.74</text:p>
          </table:table-cell>
          <table:table-cell table:formula="of:=RANDBETWEEN(1;1000)" office:value-type="float" office:value="749">
            <text:p>74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7]+1" office:value-type="float" office:value="44532278">
            <text:p>44532278</text:p>
          </table:table-cell>
          <table:table-cell office:value-type="string">
            <text:p>Hans</text:p>
          </table:table-cell>
          <table:table-cell office:value-type="string">
            <text:p>Tester</text:p>
          </table:table-cell>
          <table:table-cell office:value-type="string">
            <text:p>München</text:p>
          </table:table-cell>
          <table:table-cell office:value-type="float" office:value="80866">
            <text:p>80866</text:p>
          </table:table-cell>
          <table:table-cell office:value-type="string">
            <text:p>Schleißheimer Str.</text:p>
          </table:table-cell>
          <table:table-cell office:value-type="float" office:value="272">
            <text:p>272</text:p>
          </table:table-cell>
          <table:table-cell office:value-type="float" office:value="33002414">
            <text:p>33002414</text:p>
          </table:table-cell>
          <table:table-cell office:value-type="date" office:date-value="1974-02-19">
            <text:p>19.02.74</text:p>
          </table:table-cell>
          <table:table-cell table:formula="of:=RANDBETWEEN(1;1000)" office:value-type="float" office:value="719">
            <text:p>71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8]+1" office:value-type="float" office:value="44532279">
            <text:p>44532279</text:p>
          </table:table-cell>
          <table:table-cell office:value-type="string">
            <text:p>Hans</text:p>
          </table:table-cell>
          <table:table-cell office:value-type="string">
            <text:p>Tester</text:p>
          </table:table-cell>
          <table:table-cell office:value-type="string">
            <text:p>München</text:p>
          </table:table-cell>
          <table:table-cell office:value-type="float" office:value="80867">
            <text:p>80867</text:p>
          </table:table-cell>
          <table:table-cell office:value-type="string">
            <text:p>Schleißheimer Str.</text:p>
          </table:table-cell>
          <table:table-cell office:value-type="float" office:value="273">
            <text:p>273</text:p>
          </table:table-cell>
          <table:table-cell office:value-type="float" office:value="33002415">
            <text:p>33002415</text:p>
          </table:table-cell>
          <table:table-cell office:value-type="date" office:date-value="1974-02-20">
            <text:p>20.02.74</text:p>
          </table:table-cell>
          <table:table-cell table:formula="of:=RANDBETWEEN(1;1000)" office:value-type="float" office:value="632">
            <text:p>63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59]+1" office:value-type="float" office:value="44532280">
            <text:p>44532280</text:p>
          </table:table-cell>
          <table:table-cell office:value-type="string">
            <text:p>Hans</text:p>
          </table:table-cell>
          <table:table-cell office:value-type="string">
            <text:p>Tester</text:p>
          </table:table-cell>
          <table:table-cell office:value-type="string">
            <text:p>München</text:p>
          </table:table-cell>
          <table:table-cell office:value-type="float" office:value="80868">
            <text:p>80868</text:p>
          </table:table-cell>
          <table:table-cell office:value-type="string">
            <text:p>Schleißheimer Str.</text:p>
          </table:table-cell>
          <table:table-cell office:value-type="float" office:value="274">
            <text:p>274</text:p>
          </table:table-cell>
          <table:table-cell office:value-type="float" office:value="33002416">
            <text:p>33002416</text:p>
          </table:table-cell>
          <table:table-cell office:value-type="date" office:date-value="1974-02-21">
            <text:p>21.02.74</text:p>
          </table:table-cell>
          <table:table-cell table:formula="of:=RANDBETWEEN(1;1000)" office:value-type="float" office:value="554">
            <text:p>554</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0]+1" office:value-type="float" office:value="44532281">
            <text:p>44532281</text:p>
          </table:table-cell>
          <table:table-cell office:value-type="string">
            <text:p>Hans</text:p>
          </table:table-cell>
          <table:table-cell office:value-type="string">
            <text:p>Tester</text:p>
          </table:table-cell>
          <table:table-cell office:value-type="string">
            <text:p>München</text:p>
          </table:table-cell>
          <table:table-cell office:value-type="float" office:value="80869">
            <text:p>80869</text:p>
          </table:table-cell>
          <table:table-cell office:value-type="string">
            <text:p>Schleißheimer Str.</text:p>
          </table:table-cell>
          <table:table-cell office:value-type="float" office:value="275">
            <text:p>275</text:p>
          </table:table-cell>
          <table:table-cell office:value-type="float" office:value="33002417">
            <text:p>33002417</text:p>
          </table:table-cell>
          <table:table-cell office:value-type="date" office:date-value="1974-02-22">
            <text:p>22.02.74</text:p>
          </table:table-cell>
          <table:table-cell table:formula="of:=RANDBETWEEN(1;1000)" office:value-type="float" office:value="818">
            <text:p>81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1]+1" office:value-type="float" office:value="44532282">
            <text:p>44532282</text:p>
          </table:table-cell>
          <table:table-cell office:value-type="string">
            <text:p>Hans</text:p>
          </table:table-cell>
          <table:table-cell office:value-type="string">
            <text:p>Tester</text:p>
          </table:table-cell>
          <table:table-cell office:value-type="string">
            <text:p>München</text:p>
          </table:table-cell>
          <table:table-cell office:value-type="float" office:value="80870">
            <text:p>80870</text:p>
          </table:table-cell>
          <table:table-cell office:value-type="string">
            <text:p>Schleißheimer Str.</text:p>
          </table:table-cell>
          <table:table-cell office:value-type="float" office:value="276">
            <text:p>276</text:p>
          </table:table-cell>
          <table:table-cell office:value-type="float" office:value="33002418">
            <text:p>33002418</text:p>
          </table:table-cell>
          <table:table-cell office:value-type="date" office:date-value="1974-02-23">
            <text:p>23.02.74</text:p>
          </table:table-cell>
          <table:table-cell table:formula="of:=RANDBETWEEN(1;1000)" office:value-type="float" office:value="726">
            <text:p>726</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2]+1" office:value-type="float" office:value="44532283">
            <text:p>44532283</text:p>
          </table:table-cell>
          <table:table-cell office:value-type="string">
            <text:p>Hans</text:p>
          </table:table-cell>
          <table:table-cell office:value-type="string">
            <text:p>Tester</text:p>
          </table:table-cell>
          <table:table-cell office:value-type="string">
            <text:p>München</text:p>
          </table:table-cell>
          <table:table-cell office:value-type="float" office:value="80871">
            <text:p>80871</text:p>
          </table:table-cell>
          <table:table-cell office:value-type="string">
            <text:p>Schleißheimer Str.</text:p>
          </table:table-cell>
          <table:table-cell office:value-type="float" office:value="277">
            <text:p>277</text:p>
          </table:table-cell>
          <table:table-cell office:value-type="float" office:value="33002419">
            <text:p>33002419</text:p>
          </table:table-cell>
          <table:table-cell office:value-type="date" office:date-value="1974-02-24">
            <text:p>24.02.74</text:p>
          </table:table-cell>
          <table:table-cell table:formula="of:=RANDBETWEEN(1;1000)" office:value-type="float" office:value="594">
            <text:p>594</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3]+1" office:value-type="float" office:value="44532284">
            <text:p>44532284</text:p>
          </table:table-cell>
          <table:table-cell office:value-type="string">
            <text:p>Hans</text:p>
          </table:table-cell>
          <table:table-cell office:value-type="string">
            <text:p>Tester</text:p>
          </table:table-cell>
          <table:table-cell office:value-type="string">
            <text:p>München</text:p>
          </table:table-cell>
          <table:table-cell office:value-type="float" office:value="80872">
            <text:p>80872</text:p>
          </table:table-cell>
          <table:table-cell office:value-type="string">
            <text:p>Schleißheimer Str.</text:p>
          </table:table-cell>
          <table:table-cell office:value-type="float" office:value="278">
            <text:p>278</text:p>
          </table:table-cell>
          <table:table-cell office:value-type="float" office:value="33002420">
            <text:p>33002420</text:p>
          </table:table-cell>
          <table:table-cell office:value-type="date" office:date-value="1974-02-25">
            <text:p>25.02.74</text:p>
          </table:table-cell>
          <table:table-cell table:formula="of:=RANDBETWEEN(1;1000)" office:value-type="float" office:value="519">
            <text:p>51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4]+1" office:value-type="float" office:value="44532285">
            <text:p>44532285</text:p>
          </table:table-cell>
          <table:table-cell office:value-type="string">
            <text:p>Hans</text:p>
          </table:table-cell>
          <table:table-cell office:value-type="string">
            <text:p>Tester</text:p>
          </table:table-cell>
          <table:table-cell office:value-type="string">
            <text:p>München</text:p>
          </table:table-cell>
          <table:table-cell office:value-type="float" office:value="80873">
            <text:p>80873</text:p>
          </table:table-cell>
          <table:table-cell office:value-type="string">
            <text:p>Schleißheimer Str.</text:p>
          </table:table-cell>
          <table:table-cell office:value-type="float" office:value="279">
            <text:p>279</text:p>
          </table:table-cell>
          <table:table-cell office:value-type="float" office:value="33002421">
            <text:p>33002421</text:p>
          </table:table-cell>
          <table:table-cell office:value-type="date" office:date-value="1974-02-26">
            <text:p>26.02.74</text:p>
          </table:table-cell>
          <table:table-cell table:formula="of:=RANDBETWEEN(1;1000)" office:value-type="float" office:value="423">
            <text:p>42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5]+1" office:value-type="float" office:value="44532286">
            <text:p>44532286</text:p>
          </table:table-cell>
          <table:table-cell office:value-type="string">
            <text:p>Hans</text:p>
          </table:table-cell>
          <table:table-cell office:value-type="string">
            <text:p>Tester</text:p>
          </table:table-cell>
          <table:table-cell office:value-type="string">
            <text:p>München</text:p>
          </table:table-cell>
          <table:table-cell office:value-type="float" office:value="80874">
            <text:p>80874</text:p>
          </table:table-cell>
          <table:table-cell office:value-type="string">
            <text:p>Schleißheimer Str.</text:p>
          </table:table-cell>
          <table:table-cell office:value-type="float" office:value="280">
            <text:p>280</text:p>
          </table:table-cell>
          <table:table-cell office:value-type="float" office:value="33002422">
            <text:p>33002422</text:p>
          </table:table-cell>
          <table:table-cell office:value-type="date" office:date-value="1974-02-27">
            <text:p>27.02.74</text:p>
          </table:table-cell>
          <table:table-cell table:formula="of:=RANDBETWEEN(1;1000)" office:value-type="float" office:value="915">
            <text:p>91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6]+1" office:value-type="float" office:value="44532287">
            <text:p>44532287</text:p>
          </table:table-cell>
          <table:table-cell office:value-type="string">
            <text:p>Hans</text:p>
          </table:table-cell>
          <table:table-cell office:value-type="string">
            <text:p>Tester</text:p>
          </table:table-cell>
          <table:table-cell office:value-type="string">
            <text:p>München</text:p>
          </table:table-cell>
          <table:table-cell office:value-type="float" office:value="80875">
            <text:p>80875</text:p>
          </table:table-cell>
          <table:table-cell office:value-type="string">
            <text:p>Schleißheimer Str.</text:p>
          </table:table-cell>
          <table:table-cell office:value-type="float" office:value="281">
            <text:p>281</text:p>
          </table:table-cell>
          <table:table-cell office:value-type="float" office:value="33002423">
            <text:p>33002423</text:p>
          </table:table-cell>
          <table:table-cell office:value-type="date" office:date-value="1974-02-28">
            <text:p>28.02.74</text:p>
          </table:table-cell>
          <table:table-cell table:formula="of:=RANDBETWEEN(1;1000)" office:value-type="float" office:value="703">
            <text:p>70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7]+1" office:value-type="float" office:value="44532288">
            <text:p>44532288</text:p>
          </table:table-cell>
          <table:table-cell office:value-type="string">
            <text:p>Hans</text:p>
          </table:table-cell>
          <table:table-cell office:value-type="string">
            <text:p>Tester</text:p>
          </table:table-cell>
          <table:table-cell office:value-type="string">
            <text:p>München</text:p>
          </table:table-cell>
          <table:table-cell office:value-type="float" office:value="80876">
            <text:p>80876</text:p>
          </table:table-cell>
          <table:table-cell office:value-type="string">
            <text:p>Schleißheimer Str.</text:p>
          </table:table-cell>
          <table:table-cell office:value-type="float" office:value="282">
            <text:p>282</text:p>
          </table:table-cell>
          <table:table-cell office:value-type="float" office:value="33002424">
            <text:p>33002424</text:p>
          </table:table-cell>
          <table:table-cell office:value-type="date" office:date-value="1974-03-01">
            <text:p>01.03.74</text:p>
          </table:table-cell>
          <table:table-cell table:formula="of:=RANDBETWEEN(1;1000)" office:value-type="float" office:value="991">
            <text:p>991</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8]+1" office:value-type="float" office:value="44532289">
            <text:p>44532289</text:p>
          </table:table-cell>
          <table:table-cell office:value-type="string">
            <text:p>Hans</text:p>
          </table:table-cell>
          <table:table-cell office:value-type="string">
            <text:p>Tester</text:p>
          </table:table-cell>
          <table:table-cell office:value-type="string">
            <text:p>München</text:p>
          </table:table-cell>
          <table:table-cell office:value-type="float" office:value="80877">
            <text:p>80877</text:p>
          </table:table-cell>
          <table:table-cell office:value-type="string">
            <text:p>Schleißheimer Str.</text:p>
          </table:table-cell>
          <table:table-cell office:value-type="float" office:value="283">
            <text:p>283</text:p>
          </table:table-cell>
          <table:table-cell office:value-type="float" office:value="33002425">
            <text:p>33002425</text:p>
          </table:table-cell>
          <table:table-cell office:value-type="date" office:date-value="1974-03-02">
            <text:p>02.03.74</text:p>
          </table:table-cell>
          <table:table-cell table:formula="of:=RANDBETWEEN(1;1000)" office:value-type="float" office:value="619">
            <text:p>61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69]+1" office:value-type="float" office:value="44532290">
            <text:p>44532290</text:p>
          </table:table-cell>
          <table:table-cell office:value-type="string">
            <text:p>Hans</text:p>
          </table:table-cell>
          <table:table-cell office:value-type="string">
            <text:p>Tester</text:p>
          </table:table-cell>
          <table:table-cell office:value-type="string">
            <text:p>München</text:p>
          </table:table-cell>
          <table:table-cell office:value-type="float" office:value="80878">
            <text:p>80878</text:p>
          </table:table-cell>
          <table:table-cell office:value-type="string">
            <text:p>Schleißheimer Str.</text:p>
          </table:table-cell>
          <table:table-cell office:value-type="float" office:value="284">
            <text:p>284</text:p>
          </table:table-cell>
          <table:table-cell office:value-type="float" office:value="33002426">
            <text:p>33002426</text:p>
          </table:table-cell>
          <table:table-cell office:value-type="date" office:date-value="1974-03-03">
            <text:p>03.03.74</text:p>
          </table:table-cell>
          <table:table-cell table:formula="of:=RANDBETWEEN(1;1000)" office:value-type="float" office:value="25">
            <text:p>2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0]+1" office:value-type="float" office:value="44532291">
            <text:p>44532291</text:p>
          </table:table-cell>
          <table:table-cell office:value-type="string">
            <text:p>Hans</text:p>
          </table:table-cell>
          <table:table-cell office:value-type="string">
            <text:p>Tester</text:p>
          </table:table-cell>
          <table:table-cell office:value-type="string">
            <text:p>München</text:p>
          </table:table-cell>
          <table:table-cell office:value-type="float" office:value="80879">
            <text:p>80879</text:p>
          </table:table-cell>
          <table:table-cell office:value-type="string">
            <text:p>Schleißheimer Str.</text:p>
          </table:table-cell>
          <table:table-cell office:value-type="float" office:value="285">
            <text:p>285</text:p>
          </table:table-cell>
          <table:table-cell office:value-type="float" office:value="33002427">
            <text:p>33002427</text:p>
          </table:table-cell>
          <table:table-cell office:value-type="date" office:date-value="1974-03-04">
            <text:p>04.03.74</text:p>
          </table:table-cell>
          <table:table-cell table:formula="of:=RANDBETWEEN(1;1000)" office:value-type="float" office:value="254">
            <text:p>254</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1]+1" office:value-type="float" office:value="44532292">
            <text:p>44532292</text:p>
          </table:table-cell>
          <table:table-cell office:value-type="string">
            <text:p>Hans</text:p>
          </table:table-cell>
          <table:table-cell office:value-type="string">
            <text:p>Tester</text:p>
          </table:table-cell>
          <table:table-cell office:value-type="string">
            <text:p>München</text:p>
          </table:table-cell>
          <table:table-cell office:value-type="float" office:value="80880">
            <text:p>80880</text:p>
          </table:table-cell>
          <table:table-cell office:value-type="string">
            <text:p>Schleißheimer Str.</text:p>
          </table:table-cell>
          <table:table-cell office:value-type="float" office:value="286">
            <text:p>286</text:p>
          </table:table-cell>
          <table:table-cell office:value-type="float" office:value="33002428">
            <text:p>33002428</text:p>
          </table:table-cell>
          <table:table-cell office:value-type="date" office:date-value="1974-03-05">
            <text:p>05.03.74</text:p>
          </table:table-cell>
          <table:table-cell table:formula="of:=RANDBETWEEN(1;1000)" office:value-type="float" office:value="380">
            <text:p>38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2]+1" office:value-type="float" office:value="44532293">
            <text:p>44532293</text:p>
          </table:table-cell>
          <table:table-cell office:value-type="string">
            <text:p>Hans</text:p>
          </table:table-cell>
          <table:table-cell office:value-type="string">
            <text:p>Tester</text:p>
          </table:table-cell>
          <table:table-cell office:value-type="string">
            <text:p>München</text:p>
          </table:table-cell>
          <table:table-cell office:value-type="float" office:value="80881">
            <text:p>80881</text:p>
          </table:table-cell>
          <table:table-cell office:value-type="string">
            <text:p>Schleißheimer Str.</text:p>
          </table:table-cell>
          <table:table-cell office:value-type="float" office:value="287">
            <text:p>287</text:p>
          </table:table-cell>
          <table:table-cell office:value-type="float" office:value="33002429">
            <text:p>33002429</text:p>
          </table:table-cell>
          <table:table-cell office:value-type="date" office:date-value="1974-03-06">
            <text:p>06.03.74</text:p>
          </table:table-cell>
          <table:table-cell table:formula="of:=RANDBETWEEN(1;1000)" office:value-type="float" office:value="170">
            <text:p>17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3]+1" office:value-type="float" office:value="44532294">
            <text:p>44532294</text:p>
          </table:table-cell>
          <table:table-cell office:value-type="string">
            <text:p>Hans</text:p>
          </table:table-cell>
          <table:table-cell office:value-type="string">
            <text:p>Tester</text:p>
          </table:table-cell>
          <table:table-cell office:value-type="string">
            <text:p>München</text:p>
          </table:table-cell>
          <table:table-cell office:value-type="float" office:value="80882">
            <text:p>80882</text:p>
          </table:table-cell>
          <table:table-cell office:value-type="string">
            <text:p>Schleißheimer Str.</text:p>
          </table:table-cell>
          <table:table-cell office:value-type="float" office:value="288">
            <text:p>288</text:p>
          </table:table-cell>
          <table:table-cell office:value-type="float" office:value="33002430">
            <text:p>33002430</text:p>
          </table:table-cell>
          <table:table-cell office:value-type="date" office:date-value="1974-03-07">
            <text:p>07.03.74</text:p>
          </table:table-cell>
          <table:table-cell table:formula="of:=RANDBETWEEN(1;1000)" office:value-type="float" office:value="554">
            <text:p>554</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4]+1" office:value-type="float" office:value="44532295">
            <text:p>44532295</text:p>
          </table:table-cell>
          <table:table-cell office:value-type="string">
            <text:p>Hans</text:p>
          </table:table-cell>
          <table:table-cell office:value-type="string">
            <text:p>Tester</text:p>
          </table:table-cell>
          <table:table-cell office:value-type="string">
            <text:p>München</text:p>
          </table:table-cell>
          <table:table-cell office:value-type="float" office:value="80883">
            <text:p>80883</text:p>
          </table:table-cell>
          <table:table-cell office:value-type="string">
            <text:p>Schleißheimer Str.</text:p>
          </table:table-cell>
          <table:table-cell office:value-type="float" office:value="289">
            <text:p>289</text:p>
          </table:table-cell>
          <table:table-cell office:value-type="float" office:value="33002431">
            <text:p>33002431</text:p>
          </table:table-cell>
          <table:table-cell office:value-type="date" office:date-value="1974-03-08">
            <text:p>08.03.74</text:p>
          </table:table-cell>
          <table:table-cell table:formula="of:=RANDBETWEEN(1;1000)" office:value-type="float" office:value="229">
            <text:p>22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5]+1" office:value-type="float" office:value="44532296">
            <text:p>44532296</text:p>
          </table:table-cell>
          <table:table-cell office:value-type="string">
            <text:p>Hans</text:p>
          </table:table-cell>
          <table:table-cell office:value-type="string">
            <text:p>Tester</text:p>
          </table:table-cell>
          <table:table-cell office:value-type="string">
            <text:p>München</text:p>
          </table:table-cell>
          <table:table-cell office:value-type="float" office:value="80884">
            <text:p>80884</text:p>
          </table:table-cell>
          <table:table-cell office:value-type="string">
            <text:p>Schleißheimer Str.</text:p>
          </table:table-cell>
          <table:table-cell office:value-type="float" office:value="290">
            <text:p>290</text:p>
          </table:table-cell>
          <table:table-cell office:value-type="float" office:value="33002432">
            <text:p>33002432</text:p>
          </table:table-cell>
          <table:table-cell office:value-type="date" office:date-value="1974-03-09">
            <text:p>09.03.74</text:p>
          </table:table-cell>
          <table:table-cell table:formula="of:=RANDBETWEEN(1;1000)" office:value-type="float" office:value="821">
            <text:p>821</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6]+1" office:value-type="float" office:value="44532297">
            <text:p>44532297</text:p>
          </table:table-cell>
          <table:table-cell office:value-type="string">
            <text:p>Hans</text:p>
          </table:table-cell>
          <table:table-cell office:value-type="string">
            <text:p>Tester</text:p>
          </table:table-cell>
          <table:table-cell office:value-type="string">
            <text:p>München</text:p>
          </table:table-cell>
          <table:table-cell office:value-type="float" office:value="80885">
            <text:p>80885</text:p>
          </table:table-cell>
          <table:table-cell office:value-type="string">
            <text:p>Schleißheimer Str.</text:p>
          </table:table-cell>
          <table:table-cell office:value-type="float" office:value="291">
            <text:p>291</text:p>
          </table:table-cell>
          <table:table-cell office:value-type="float" office:value="33002433">
            <text:p>33002433</text:p>
          </table:table-cell>
          <table:table-cell office:value-type="date" office:date-value="1974-03-10">
            <text:p>10.03.74</text:p>
          </table:table-cell>
          <table:table-cell table:formula="of:=RANDBETWEEN(1;1000)" office:value-type="float" office:value="753">
            <text:p>75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7]+1" office:value-type="float" office:value="44532298">
            <text:p>44532298</text:p>
          </table:table-cell>
          <table:table-cell office:value-type="string">
            <text:p>Hans</text:p>
          </table:table-cell>
          <table:table-cell office:value-type="string">
            <text:p>Tester</text:p>
          </table:table-cell>
          <table:table-cell office:value-type="string">
            <text:p>München</text:p>
          </table:table-cell>
          <table:table-cell office:value-type="float" office:value="80886">
            <text:p>80886</text:p>
          </table:table-cell>
          <table:table-cell office:value-type="string">
            <text:p>Schleißheimer Str.</text:p>
          </table:table-cell>
          <table:table-cell office:value-type="float" office:value="292">
            <text:p>292</text:p>
          </table:table-cell>
          <table:table-cell office:value-type="float" office:value="33002434">
            <text:p>33002434</text:p>
          </table:table-cell>
          <table:table-cell office:value-type="date" office:date-value="1974-03-11">
            <text:p>11.03.74</text:p>
          </table:table-cell>
          <table:table-cell table:formula="of:=RANDBETWEEN(1;1000)" office:value-type="float" office:value="168">
            <text:p>16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8]+1" office:value-type="float" office:value="44532299">
            <text:p>44532299</text:p>
          </table:table-cell>
          <table:table-cell office:value-type="string">
            <text:p>Hans</text:p>
          </table:table-cell>
          <table:table-cell office:value-type="string">
            <text:p>Tester</text:p>
          </table:table-cell>
          <table:table-cell office:value-type="string">
            <text:p>München</text:p>
          </table:table-cell>
          <table:table-cell office:value-type="float" office:value="80887">
            <text:p>80887</text:p>
          </table:table-cell>
          <table:table-cell office:value-type="string">
            <text:p>Schleißheimer Str.</text:p>
          </table:table-cell>
          <table:table-cell office:value-type="float" office:value="293">
            <text:p>293</text:p>
          </table:table-cell>
          <table:table-cell office:value-type="float" office:value="33002435">
            <text:p>33002435</text:p>
          </table:table-cell>
          <table:table-cell office:value-type="date" office:date-value="1974-03-12">
            <text:p>12.03.74</text:p>
          </table:table-cell>
          <table:table-cell table:formula="of:=RANDBETWEEN(1;1000)" office:value-type="float" office:value="969">
            <text:p>96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79]+1" office:value-type="float" office:value="44532300">
            <text:p>44532300</text:p>
          </table:table-cell>
          <table:table-cell office:value-type="string">
            <text:p>Hans</text:p>
          </table:table-cell>
          <table:table-cell office:value-type="string">
            <text:p>Tester</text:p>
          </table:table-cell>
          <table:table-cell office:value-type="string">
            <text:p>München</text:p>
          </table:table-cell>
          <table:table-cell office:value-type="float" office:value="80888">
            <text:p>80888</text:p>
          </table:table-cell>
          <table:table-cell office:value-type="string">
            <text:p>Schleißheimer Str.</text:p>
          </table:table-cell>
          <table:table-cell office:value-type="float" office:value="294">
            <text:p>294</text:p>
          </table:table-cell>
          <table:table-cell office:value-type="float" office:value="33002436">
            <text:p>33002436</text:p>
          </table:table-cell>
          <table:table-cell office:value-type="date" office:date-value="1974-03-13">
            <text:p>13.03.74</text:p>
          </table:table-cell>
          <table:table-cell table:formula="of:=RANDBETWEEN(1;1000)" office:value-type="float" office:value="707">
            <text:p>70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0]+1" office:value-type="float" office:value="44532301">
            <text:p>44532301</text:p>
          </table:table-cell>
          <table:table-cell office:value-type="string">
            <text:p>Hans</text:p>
          </table:table-cell>
          <table:table-cell office:value-type="string">
            <text:p>Tester</text:p>
          </table:table-cell>
          <table:table-cell office:value-type="string">
            <text:p>München</text:p>
          </table:table-cell>
          <table:table-cell office:value-type="float" office:value="80889">
            <text:p>80889</text:p>
          </table:table-cell>
          <table:table-cell office:value-type="string">
            <text:p>Schleißheimer Str.</text:p>
          </table:table-cell>
          <table:table-cell office:value-type="float" office:value="295">
            <text:p>295</text:p>
          </table:table-cell>
          <table:table-cell office:value-type="float" office:value="33002437">
            <text:p>33002437</text:p>
          </table:table-cell>
          <table:table-cell office:value-type="date" office:date-value="1974-03-14">
            <text:p>14.03.74</text:p>
          </table:table-cell>
          <table:table-cell table:formula="of:=RANDBETWEEN(1;1000)" office:value-type="float" office:value="792">
            <text:p>792</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1]+1" office:value-type="float" office:value="44532302">
            <text:p>44532302</text:p>
          </table:table-cell>
          <table:table-cell office:value-type="string">
            <text:p>Hans</text:p>
          </table:table-cell>
          <table:table-cell office:value-type="string">
            <text:p>Tester</text:p>
          </table:table-cell>
          <table:table-cell office:value-type="string">
            <text:p>München</text:p>
          </table:table-cell>
          <table:table-cell office:value-type="float" office:value="80890">
            <text:p>80890</text:p>
          </table:table-cell>
          <table:table-cell office:value-type="string">
            <text:p>Schleißheimer Str.</text:p>
          </table:table-cell>
          <table:table-cell office:value-type="float" office:value="296">
            <text:p>296</text:p>
          </table:table-cell>
          <table:table-cell office:value-type="float" office:value="33002438">
            <text:p>33002438</text:p>
          </table:table-cell>
          <table:table-cell office:value-type="date" office:date-value="1974-03-15">
            <text:p>15.03.74</text:p>
          </table:table-cell>
          <table:table-cell table:formula="of:=RANDBETWEEN(1;1000)" office:value-type="float" office:value="819">
            <text:p>81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2]+1" office:value-type="float" office:value="44532303">
            <text:p>44532303</text:p>
          </table:table-cell>
          <table:table-cell office:value-type="string">
            <text:p>Hans</text:p>
          </table:table-cell>
          <table:table-cell office:value-type="string">
            <text:p>Tester</text:p>
          </table:table-cell>
          <table:table-cell office:value-type="string">
            <text:p>München</text:p>
          </table:table-cell>
          <table:table-cell office:value-type="float" office:value="80891">
            <text:p>80891</text:p>
          </table:table-cell>
          <table:table-cell office:value-type="string">
            <text:p>Schleißheimer Str.</text:p>
          </table:table-cell>
          <table:table-cell office:value-type="float" office:value="297">
            <text:p>297</text:p>
          </table:table-cell>
          <table:table-cell office:value-type="float" office:value="33002439">
            <text:p>33002439</text:p>
          </table:table-cell>
          <table:table-cell office:value-type="date" office:date-value="1974-03-16">
            <text:p>16.03.74</text:p>
          </table:table-cell>
          <table:table-cell table:formula="of:=RANDBETWEEN(1;1000)" office:value-type="float" office:value="679">
            <text:p>67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3]+1" office:value-type="float" office:value="44532304">
            <text:p>44532304</text:p>
          </table:table-cell>
          <table:table-cell office:value-type="string">
            <text:p>Hans</text:p>
          </table:table-cell>
          <table:table-cell office:value-type="string">
            <text:p>Tester</text:p>
          </table:table-cell>
          <table:table-cell office:value-type="string">
            <text:p>München</text:p>
          </table:table-cell>
          <table:table-cell office:value-type="float" office:value="80892">
            <text:p>80892</text:p>
          </table:table-cell>
          <table:table-cell office:value-type="string">
            <text:p>Schleißheimer Str.</text:p>
          </table:table-cell>
          <table:table-cell office:value-type="float" office:value="298">
            <text:p>298</text:p>
          </table:table-cell>
          <table:table-cell office:value-type="float" office:value="33002440">
            <text:p>33002440</text:p>
          </table:table-cell>
          <table:table-cell office:value-type="date" office:date-value="1974-03-17">
            <text:p>17.03.74</text:p>
          </table:table-cell>
          <table:table-cell table:formula="of:=RANDBETWEEN(1;1000)" office:value-type="float" office:value="787">
            <text:p>78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4]+1" office:value-type="float" office:value="44532305">
            <text:p>44532305</text:p>
          </table:table-cell>
          <table:table-cell office:value-type="string">
            <text:p>Hans</text:p>
          </table:table-cell>
          <table:table-cell office:value-type="string">
            <text:p>Tester</text:p>
          </table:table-cell>
          <table:table-cell office:value-type="string">
            <text:p>München</text:p>
          </table:table-cell>
          <table:table-cell office:value-type="float" office:value="80893">
            <text:p>80893</text:p>
          </table:table-cell>
          <table:table-cell office:value-type="string">
            <text:p>Schleißheimer Str.</text:p>
          </table:table-cell>
          <table:table-cell office:value-type="float" office:value="299">
            <text:p>299</text:p>
          </table:table-cell>
          <table:table-cell office:value-type="float" office:value="33002441">
            <text:p>33002441</text:p>
          </table:table-cell>
          <table:table-cell office:value-type="date" office:date-value="1974-03-18">
            <text:p>18.03.74</text:p>
          </table:table-cell>
          <table:table-cell table:formula="of:=RANDBETWEEN(1;1000)" office:value-type="float" office:value="907">
            <text:p>90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5]+1" office:value-type="float" office:value="44532306">
            <text:p>44532306</text:p>
          </table:table-cell>
          <table:table-cell office:value-type="string">
            <text:p>Hans</text:p>
          </table:table-cell>
          <table:table-cell office:value-type="string">
            <text:p>Tester</text:p>
          </table:table-cell>
          <table:table-cell office:value-type="string">
            <text:p>München</text:p>
          </table:table-cell>
          <table:table-cell office:value-type="float" office:value="80894">
            <text:p>80894</text:p>
          </table:table-cell>
          <table:table-cell office:value-type="string">
            <text:p>Schleißheimer Str.</text:p>
          </table:table-cell>
          <table:table-cell office:value-type="float" office:value="300">
            <text:p>300</text:p>
          </table:table-cell>
          <table:table-cell office:value-type="float" office:value="33002442">
            <text:p>33002442</text:p>
          </table:table-cell>
          <table:table-cell office:value-type="date" office:date-value="1974-03-19">
            <text:p>19.03.74</text:p>
          </table:table-cell>
          <table:table-cell table:formula="of:=RANDBETWEEN(1;1000)" office:value-type="float" office:value="379">
            <text:p>37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6]+1" office:value-type="float" office:value="44532307">
            <text:p>44532307</text:p>
          </table:table-cell>
          <table:table-cell office:value-type="string">
            <text:p>Hans</text:p>
          </table:table-cell>
          <table:table-cell office:value-type="string">
            <text:p>Tester</text:p>
          </table:table-cell>
          <table:table-cell office:value-type="string">
            <text:p>München</text:p>
          </table:table-cell>
          <table:table-cell office:value-type="float" office:value="80895">
            <text:p>80895</text:p>
          </table:table-cell>
          <table:table-cell office:value-type="string">
            <text:p>Schleißheimer Str.</text:p>
          </table:table-cell>
          <table:table-cell office:value-type="float" office:value="301">
            <text:p>301</text:p>
          </table:table-cell>
          <table:table-cell office:value-type="float" office:value="33002443">
            <text:p>33002443</text:p>
          </table:table-cell>
          <table:table-cell office:value-type="date" office:date-value="1974-03-20">
            <text:p>20.03.74</text:p>
          </table:table-cell>
          <table:table-cell table:formula="of:=RANDBETWEEN(1;1000)" office:value-type="float" office:value="888">
            <text:p>88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7]+1" office:value-type="float" office:value="44532308">
            <text:p>44532308</text:p>
          </table:table-cell>
          <table:table-cell office:value-type="string">
            <text:p>Hans</text:p>
          </table:table-cell>
          <table:table-cell office:value-type="string">
            <text:p>Tester</text:p>
          </table:table-cell>
          <table:table-cell office:value-type="string">
            <text:p>München</text:p>
          </table:table-cell>
          <table:table-cell office:value-type="float" office:value="80896">
            <text:p>80896</text:p>
          </table:table-cell>
          <table:table-cell office:value-type="string">
            <text:p>Schleißheimer Str.</text:p>
          </table:table-cell>
          <table:table-cell office:value-type="float" office:value="302">
            <text:p>302</text:p>
          </table:table-cell>
          <table:table-cell office:value-type="float" office:value="33002444">
            <text:p>33002444</text:p>
          </table:table-cell>
          <table:table-cell office:value-type="date" office:date-value="1974-03-21">
            <text:p>21.03.74</text:p>
          </table:table-cell>
          <table:table-cell table:formula="of:=RANDBETWEEN(1;1000)" office:value-type="float" office:value="656">
            <text:p>656</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8]+1" office:value-type="float" office:value="44532309">
            <text:p>44532309</text:p>
          </table:table-cell>
          <table:table-cell office:value-type="string">
            <text:p>Hans</text:p>
          </table:table-cell>
          <table:table-cell office:value-type="string">
            <text:p>Tester</text:p>
          </table:table-cell>
          <table:table-cell office:value-type="string">
            <text:p>München</text:p>
          </table:table-cell>
          <table:table-cell office:value-type="float" office:value="80897">
            <text:p>80897</text:p>
          </table:table-cell>
          <table:table-cell office:value-type="string">
            <text:p>Schleißheimer Str.</text:p>
          </table:table-cell>
          <table:table-cell office:value-type="float" office:value="303">
            <text:p>303</text:p>
          </table:table-cell>
          <table:table-cell office:value-type="float" office:value="33002445">
            <text:p>33002445</text:p>
          </table:table-cell>
          <table:table-cell office:value-type="date" office:date-value="1974-03-22">
            <text:p>22.03.74</text:p>
          </table:table-cell>
          <table:table-cell table:formula="of:=RANDBETWEEN(1;1000)" office:value-type="float" office:value="97">
            <text:p>9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89]+1" office:value-type="float" office:value="44532310">
            <text:p>44532310</text:p>
          </table:table-cell>
          <table:table-cell office:value-type="string">
            <text:p>Hans</text:p>
          </table:table-cell>
          <table:table-cell office:value-type="string">
            <text:p>Tester</text:p>
          </table:table-cell>
          <table:table-cell office:value-type="string">
            <text:p>München</text:p>
          </table:table-cell>
          <table:table-cell office:value-type="float" office:value="80898">
            <text:p>80898</text:p>
          </table:table-cell>
          <table:table-cell office:value-type="string">
            <text:p>Schleißheimer Str.</text:p>
          </table:table-cell>
          <table:table-cell office:value-type="float" office:value="304">
            <text:p>304</text:p>
          </table:table-cell>
          <table:table-cell office:value-type="float" office:value="33002446">
            <text:p>33002446</text:p>
          </table:table-cell>
          <table:table-cell office:value-type="date" office:date-value="1974-03-23">
            <text:p>23.03.74</text:p>
          </table:table-cell>
          <table:table-cell table:formula="of:=RANDBETWEEN(1;1000)" office:value-type="float" office:value="520">
            <text:p>520</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0]+1" office:value-type="float" office:value="44532311">
            <text:p>44532311</text:p>
          </table:table-cell>
          <table:table-cell office:value-type="string">
            <text:p>Hans</text:p>
          </table:table-cell>
          <table:table-cell office:value-type="string">
            <text:p>Tester</text:p>
          </table:table-cell>
          <table:table-cell office:value-type="string">
            <text:p>München</text:p>
          </table:table-cell>
          <table:table-cell office:value-type="float" office:value="80899">
            <text:p>80899</text:p>
          </table:table-cell>
          <table:table-cell office:value-type="string">
            <text:p>Schleißheimer Str.</text:p>
          </table:table-cell>
          <table:table-cell office:value-type="float" office:value="305">
            <text:p>305</text:p>
          </table:table-cell>
          <table:table-cell office:value-type="float" office:value="33002447">
            <text:p>33002447</text:p>
          </table:table-cell>
          <table:table-cell office:value-type="date" office:date-value="1974-03-24">
            <text:p>24.03.74</text:p>
          </table:table-cell>
          <table:table-cell table:formula="of:=RANDBETWEEN(1;1000)" office:value-type="float" office:value="209">
            <text:p>20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1]+1" office:value-type="float" office:value="44532312">
            <text:p>44532312</text:p>
          </table:table-cell>
          <table:table-cell office:value-type="string">
            <text:p>Hans</text:p>
          </table:table-cell>
          <table:table-cell office:value-type="string">
            <text:p>Tester</text:p>
          </table:table-cell>
          <table:table-cell office:value-type="string">
            <text:p>München</text:p>
          </table:table-cell>
          <table:table-cell office:value-type="float" office:value="80900">
            <text:p>80900</text:p>
          </table:table-cell>
          <table:table-cell office:value-type="string">
            <text:p>Schleißheimer Str.</text:p>
          </table:table-cell>
          <table:table-cell office:value-type="float" office:value="306">
            <text:p>306</text:p>
          </table:table-cell>
          <table:table-cell office:value-type="float" office:value="33002448">
            <text:p>33002448</text:p>
          </table:table-cell>
          <table:table-cell office:value-type="date" office:date-value="1974-03-25">
            <text:p>25.03.74</text:p>
          </table:table-cell>
          <table:table-cell table:formula="of:=RANDBETWEEN(1;1000)" office:value-type="float" office:value="914">
            <text:p>914</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2]+1" office:value-type="float" office:value="44532313">
            <text:p>44532313</text:p>
          </table:table-cell>
          <table:table-cell office:value-type="string">
            <text:p>Hans</text:p>
          </table:table-cell>
          <table:table-cell office:value-type="string">
            <text:p>Tester</text:p>
          </table:table-cell>
          <table:table-cell office:value-type="string">
            <text:p>München</text:p>
          </table:table-cell>
          <table:table-cell office:value-type="float" office:value="80901">
            <text:p>80901</text:p>
          </table:table-cell>
          <table:table-cell office:value-type="string">
            <text:p>Schleißheimer Str.</text:p>
          </table:table-cell>
          <table:table-cell office:value-type="float" office:value="307">
            <text:p>307</text:p>
          </table:table-cell>
          <table:table-cell office:value-type="float" office:value="33002449">
            <text:p>33002449</text:p>
          </table:table-cell>
          <table:table-cell office:value-type="date" office:date-value="1974-03-26">
            <text:p>26.03.74</text:p>
          </table:table-cell>
          <table:table-cell table:formula="of:=RANDBETWEEN(1;1000)" office:value-type="float" office:value="245">
            <text:p>24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3]+1" office:value-type="float" office:value="44532314">
            <text:p>44532314</text:p>
          </table:table-cell>
          <table:table-cell office:value-type="string">
            <text:p>Hans</text:p>
          </table:table-cell>
          <table:table-cell office:value-type="string">
            <text:p>Tester</text:p>
          </table:table-cell>
          <table:table-cell office:value-type="string">
            <text:p>München</text:p>
          </table:table-cell>
          <table:table-cell office:value-type="float" office:value="80902">
            <text:p>80902</text:p>
          </table:table-cell>
          <table:table-cell office:value-type="string">
            <text:p>Schleißheimer Str.</text:p>
          </table:table-cell>
          <table:table-cell office:value-type="float" office:value="308">
            <text:p>308</text:p>
          </table:table-cell>
          <table:table-cell office:value-type="float" office:value="33002450">
            <text:p>33002450</text:p>
          </table:table-cell>
          <table:table-cell office:value-type="date" office:date-value="1974-03-27">
            <text:p>27.03.74</text:p>
          </table:table-cell>
          <table:table-cell table:formula="of:=RANDBETWEEN(1;1000)" office:value-type="float" office:value="803">
            <text:p>80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4]+1" office:value-type="float" office:value="44532315">
            <text:p>44532315</text:p>
          </table:table-cell>
          <table:table-cell office:value-type="string">
            <text:p>Hans</text:p>
          </table:table-cell>
          <table:table-cell office:value-type="string">
            <text:p>Tester</text:p>
          </table:table-cell>
          <table:table-cell office:value-type="string">
            <text:p>München</text:p>
          </table:table-cell>
          <table:table-cell office:value-type="float" office:value="80903">
            <text:p>80903</text:p>
          </table:table-cell>
          <table:table-cell office:value-type="string">
            <text:p>Schleißheimer Str.</text:p>
          </table:table-cell>
          <table:table-cell office:value-type="float" office:value="309">
            <text:p>309</text:p>
          </table:table-cell>
          <table:table-cell office:value-type="float" office:value="33002451">
            <text:p>33002451</text:p>
          </table:table-cell>
          <table:table-cell office:value-type="date" office:date-value="1974-03-28">
            <text:p>28.03.74</text:p>
          </table:table-cell>
          <table:table-cell table:formula="of:=RANDBETWEEN(1;1000)" office:value-type="float" office:value="433">
            <text:p>433</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5]+1" office:value-type="float" office:value="44532316">
            <text:p>44532316</text:p>
          </table:table-cell>
          <table:table-cell office:value-type="string">
            <text:p>Hans</text:p>
          </table:table-cell>
          <table:table-cell office:value-type="string">
            <text:p>Tester</text:p>
          </table:table-cell>
          <table:table-cell office:value-type="string">
            <text:p>München</text:p>
          </table:table-cell>
          <table:table-cell office:value-type="float" office:value="80904">
            <text:p>80904</text:p>
          </table:table-cell>
          <table:table-cell office:value-type="string">
            <text:p>Schleißheimer Str.</text:p>
          </table:table-cell>
          <table:table-cell office:value-type="float" office:value="310">
            <text:p>310</text:p>
          </table:table-cell>
          <table:table-cell office:value-type="float" office:value="33002452">
            <text:p>33002452</text:p>
          </table:table-cell>
          <table:table-cell office:value-type="date" office:date-value="1974-03-29">
            <text:p>29.03.74</text:p>
          </table:table-cell>
          <table:table-cell table:formula="of:=RANDBETWEEN(1;1000)" office:value-type="float" office:value="668">
            <text:p>668</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6]+1" office:value-type="float" office:value="44532317">
            <text:p>44532317</text:p>
          </table:table-cell>
          <table:table-cell office:value-type="string">
            <text:p>Hans</text:p>
          </table:table-cell>
          <table:table-cell office:value-type="string">
            <text:p>Tester</text:p>
          </table:table-cell>
          <table:table-cell office:value-type="string">
            <text:p>München</text:p>
          </table:table-cell>
          <table:table-cell office:value-type="float" office:value="80905">
            <text:p>80905</text:p>
          </table:table-cell>
          <table:table-cell office:value-type="string">
            <text:p>Schleißheimer Str.</text:p>
          </table:table-cell>
          <table:table-cell office:value-type="float" office:value="311">
            <text:p>311</text:p>
          </table:table-cell>
          <table:table-cell office:value-type="float" office:value="33002453">
            <text:p>33002453</text:p>
          </table:table-cell>
          <table:table-cell office:value-type="date" office:date-value="1974-03-30">
            <text:p>30.03.74</text:p>
          </table:table-cell>
          <table:table-cell table:formula="of:=RANDBETWEEN(1;1000)" office:value-type="float" office:value="717">
            <text:p>717</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7]+1" office:value-type="float" office:value="44532318">
            <text:p>44532318</text:p>
          </table:table-cell>
          <table:table-cell office:value-type="string">
            <text:p>Hans</text:p>
          </table:table-cell>
          <table:table-cell office:value-type="string">
            <text:p>Tester</text:p>
          </table:table-cell>
          <table:table-cell office:value-type="string">
            <text:p>München</text:p>
          </table:table-cell>
          <table:table-cell office:value-type="float" office:value="80906">
            <text:p>80906</text:p>
          </table:table-cell>
          <table:table-cell office:value-type="string">
            <text:p>Schleißheimer Str.</text:p>
          </table:table-cell>
          <table:table-cell office:value-type="float" office:value="312">
            <text:p>312</text:p>
          </table:table-cell>
          <table:table-cell office:value-type="float" office:value="33002454">
            <text:p>33002454</text:p>
          </table:table-cell>
          <table:table-cell office:value-type="date" office:date-value="1974-03-31">
            <text:p>31.03.74</text:p>
          </table:table-cell>
          <table:table-cell table:formula="of:=RANDBETWEEN(1;1000)" office:value-type="float" office:value="135">
            <text:p>13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8]+1" office:value-type="float" office:value="44532319">
            <text:p>44532319</text:p>
          </table:table-cell>
          <table:table-cell office:value-type="string">
            <text:p>Hans</text:p>
          </table:table-cell>
          <table:table-cell office:value-type="string">
            <text:p>Tester</text:p>
          </table:table-cell>
          <table:table-cell office:value-type="string">
            <text:p>München</text:p>
          </table:table-cell>
          <table:table-cell office:value-type="float" office:value="80907">
            <text:p>80907</text:p>
          </table:table-cell>
          <table:table-cell office:value-type="string">
            <text:p>Schleißheimer Str.</text:p>
          </table:table-cell>
          <table:table-cell office:value-type="float" office:value="313">
            <text:p>313</text:p>
          </table:table-cell>
          <table:table-cell office:value-type="float" office:value="33002455">
            <text:p>33002455</text:p>
          </table:table-cell>
          <table:table-cell office:value-type="date" office:date-value="1974-04-01">
            <text:p>01.04.74</text:p>
          </table:table-cell>
          <table:table-cell table:formula="of:=RANDBETWEEN(1;1000)" office:value-type="float" office:value="659">
            <text:p>659</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formula="of:=[.A99]+1" office:value-type="float" office:value="44532320">
            <text:p>44532320</text:p>
          </table:table-cell>
          <table:table-cell office:value-type="string">
            <text:p>Hans</text:p>
          </table:table-cell>
          <table:table-cell office:value-type="string">
            <text:p>Tester</text:p>
          </table:table-cell>
          <table:table-cell office:value-type="string">
            <text:p>München</text:p>
          </table:table-cell>
          <table:table-cell office:value-type="float" office:value="80908">
            <text:p>80908</text:p>
          </table:table-cell>
          <table:table-cell office:value-type="string">
            <text:p>Schleißheimer Str.</text:p>
          </table:table-cell>
          <table:table-cell office:value-type="float" office:value="314">
            <text:p>314</text:p>
          </table:table-cell>
          <table:table-cell office:value-type="float" office:value="33002456">
            <text:p>33002456</text:p>
          </table:table-cell>
          <table:table-cell office:value-type="date" office:date-value="1974-04-02">
            <text:p>02.04.74</text:p>
          </table:table-cell>
          <table:table-cell table:formula="of:=RANDBETWEEN(1;1000)" office:value-type="float" office:value="335">
            <text:p>335</text:p>
          </table:table-cell>
          <table:table-cell office:value-type="string">
            <text:p>Die deutsche Wirtschaft ist im vergangenen Jahr um 3,6 Prozent gewachsen. Dies teilte das Statistische Bundesamt in Wiesbaden nach ersten Berechnungen mit. Das Wachstum war damit so groß wie noch nie seit der Wiedervereinigung Deutschlands. Im Krisenjahr 2009 war das Bruttoinlandsprodukt (BIP) um 4,7 Prozent abgestürzt. Dies war der stärkste Rückgang seit dem Zweiten Weltkrieg. Im bisher besten Jahr im vereinten Deutschland war die Wirtschaft im Boomjahr 2006 um 3,4 Prozent gewachsen.</text:p>
          </table:table-cell>
        </table:table-row>
        <table:table-row table:style-name="ro2">
          <table:table-cell table:number-columns-repeated="10"/>
          <table:table-cell table:style-name="Default"/>
        </table:table-row>
      </table:table>
      <table:table table:name="Tabelle2" table:style-name="ta1" table:print="false">
        <table:table-column table:style-name="co1" table:default-cell-style-name="Default"/>
        <table:table-row table:style-name="ro1">
          <table:table-cell/>
        </table:table-row>
      </table:table>
      <table:table table:name="Tabe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2">12.01.2011</text:date>, <text:time>14:22: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aus Straube</meta:initial-creator>
    <meta:creation-date>2011-01-04T11:26:03</meta:creation-date>
    <dc:date>2011-01-12T14:22:28</dc:date>
    <dc:creator>Claus Straube</dc:creator>
    <meta:editing-duration>PT00H32M10S</meta:editing-duration>
    <meta:editing-cycles>4</meta:editing-cycles>
    <meta:generator>OpenOffice.org/3.2$Unix OpenOffice.org_project/320m12$Build-9483</meta:generator>
    <meta:document-statistic meta:table-count="3" meta:cell-count="1100" meta:object-count="0"/>
  </office:meta>
</office:document-meta>
</file>